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3063in"/>
    </style:style>
    <style:style style:name="co22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88">
            <text:p>28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53">
            <text:p>35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97">
            <text:p>49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7930">
            <text:p>2793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191">
            <text:p>2819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025">
            <text:p>2902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0">
            <text:p>2021-04-2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4 - 1.09)">
            <text:p>(0.74 - 1.0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1">
            <text:p>0.9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2" table:default-cell-style-name="Default"/>
        <table:table-column table:style-name="co9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907.5">
            <text:p>907.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28568932378123">
            <text:p>0.0528568932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9047507461134">
            <text:p>1.1904750746</text:p>
          </table:table-cell>
          <table:table-cell table:number-columns-repeated="2" office:value-type="float" office:value="0">
            <text:p>0</text:p>
          </table:table-cell>
          <table:table-cell office:value-type="float" office:value="13.457255779854">
            <text:p>13.457255779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907.625">
            <text:p>907.62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512956369390754">
            <text:p>0.0512956369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8469196432998">
            <text:p>1.1846919643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3.8564744574789">
            <text:p>13.856474457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37.5">
            <text:p>437.5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34736036725325">
            <text:p>0.0334736037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193537578538">
            <text:p>1.1193537579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1.0519486838701">
            <text:p>21.0519486839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97">
            <text:p>19497</text:p>
          </table:table-cell>
          <table:table-cell office:value-type="float" office:value="69.375">
            <text:p>69.375</text:p>
          </table:table-cell>
          <table:table-cell office:value-type="float" office:value="544.875">
            <text:p>544.875</text:p>
          </table:table-cell>
          <table:table-cell office:value-type="float" office:value="615.75">
            <text:p>615.75</text:p>
          </table:table-cell>
          <table:table-cell office:value-type="float" office:value="0.00860625232601414">
            <text:p>0.0086062523</text:p>
          </table:table-cell>
          <table:table-cell office:value-type="float" office:value="0.0414889971826696">
            <text:p>0.0414889972</text:p>
          </table:table-cell>
          <table:table-cell office:value-type="float" office:value="0.0315817818125866">
            <text:p>0.0315817818</text:p>
          </table:table-cell>
          <table:table-cell office:value-type="float" office:value="1.03026705559608">
            <text:p>1.0302670556</text:p>
          </table:table-cell>
          <table:table-cell office:value-type="float" office:value="1.1485853104383">
            <text:p>1.1485853104</text:p>
          </table:table-cell>
          <table:table-cell office:value-type="float" office:value="1.11249115787127">
            <text:p>1.1124911579</text:p>
          </table:table-cell>
          <table:table-cell office:value-type="float" office:value="0">
            <text:p>0</text:p>
          </table:table-cell>
          <table:table-cell office:value-type="float" office:value="17.0509966722143">
            <text:p>17.0509966722</text:p>
          </table:table-cell>
          <table:table-cell office:value-type="float" office:value="22.2924683478817">
            <text:p>22.292468347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3023">
            <text:p>13023</text:p>
          </table:table-cell>
          <table:table-cell office:value-type="float" office:value="22174">
            <text:p>22174</text:p>
          </table:table-cell>
          <table:table-cell office:value-type="float" office:value="82.125">
            <text:p>82.125</text:p>
          </table:table-cell>
          <table:table-cell office:value-type="float" office:value="475">
            <text:p>475</text:p>
          </table:table-cell>
          <table:table-cell office:value-type="float" office:value="803.25">
            <text:p>803.25</text:p>
          </table:table-cell>
          <table:table-cell office:value-type="float" office:value="0.0100176872407904">
            <text:p>0.0100176872</text:p>
          </table:table-cell>
          <table:table-cell office:value-type="float" office:value="0.0364739307379252">
            <text:p>0.0364739307</text:p>
          </table:table-cell>
          <table:table-cell office:value-type="float" office:value="0.0362248579417336">
            <text:p>0.0362248579</text:p>
          </table:table-cell>
          <table:table-cell office:value-type="float" office:value="1.03525859929577">
            <text:p>1.0352585993</text:p>
          </table:table-cell>
          <table:table-cell office:value-type="float" office:value="1.13026623892475">
            <text:p>1.1302662389</text:p>
          </table:table-cell>
          <table:table-cell office:value-type="float" office:value="1.12935899384855">
            <text:p>1.1293589938</text:p>
          </table:table-cell>
          <table:table-cell office:value-type="float" office:value="0">
            <text:p>0</text:p>
          </table:table-cell>
          <table:table-cell office:value-type="float" office:value="19.3484111353199">
            <text:p>19.3484111353</text:p>
          </table:table-cell>
          <table:table-cell office:value-type="float" office:value="19.4790909869779">
            <text:p>19.47909098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9752">
            <text:p>9752</text:p>
          </table:table-cell>
          <table:table-cell office:value-type="float" office:value="14258">
            <text:p>14258</text:p>
          </table:table-cell>
          <table:table-cell office:value-type="float" office:value="23943">
            <text:p>23943</text:p>
          </table:table-cell>
          <table:table-cell office:value-type="float" office:value="253">
            <text:p>253</text:p>
          </table:table-cell>
          <table:table-cell office:value-type="float" office:value="586">
            <text:p>586</text:p>
          </table:table-cell>
          <table:table-cell office:value-type="float" office:value="820.5">
            <text:p>820.5</text:p>
          </table:table-cell>
          <table:table-cell office:value-type="float" office:value="0.0259433962264151">
            <text:p>0.0259433962</text:p>
          </table:table-cell>
          <table:table-cell office:value-type="float" office:value="0.0410997334829569">
            <text:p>0.0410997335</text:p>
          </table:table-cell>
          <table:table-cell office:value-type="float" office:value="0.0342688886104498">
            <text:p>0.0342688886</text:p>
          </table:table-cell>
          <table:table-cell office:value-type="float" office:value="1.09212108401566">
            <text:p>1.092121084</text:p>
          </table:table-cell>
          <table:table-cell office:value-type="float" office:value="1.14715987585139">
            <text:p>1.1471598759</text:p>
          </table:table-cell>
          <table:table-cell office:value-type="float" office:value="1.1222428493207">
            <text:p>1.1222428493</text:p>
          </table:table-cell>
          <table:table-cell office:value-type="float" office:value="27.0627673076432">
            <text:p>27.0627673076</text:p>
          </table:table-cell>
          <table:table-cell office:value-type="float" office:value="17.2092513952588">
            <text:p>17.2092513953</text:p>
          </table:table-cell>
          <table:table-cell office:value-type="float" office:value="20.5713463454208">
            <text:p>20.571346345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0402">
            <text:p>10402</text:p>
          </table:table-cell>
          <table:table-cell office:value-type="float" office:value="14115">
            <text:p>14115</text:p>
          </table:table-cell>
          <table:table-cell office:value-type="float" office:value="23717">
            <text:p>23717</text:p>
          </table:table-cell>
          <table:table-cell office:value-type="float" office:value="406.125">
            <text:p>406.125</text:p>
          </table:table-cell>
          <table:table-cell office:value-type="float" office:value="339.5">
            <text:p>339.5</text:p>
          </table:table-cell>
          <table:table-cell office:value-type="float" office:value="1014.875">
            <text:p>1014.875</text:p>
          </table:table-cell>
          <table:table-cell office:value-type="float" office:value="0.0390429725052874">
            <text:p>0.0390429725</text:p>
          </table:table-cell>
          <table:table-cell office:value-type="float" office:value="0.0240524264966348">
            <text:p>0.0240524265</text:p>
          </table:table-cell>
          <table:table-cell office:value-type="float" office:value="0.042791035965763">
            <text:p>0.042791036</text:p>
          </table:table-cell>
          <table:table-cell office:value-type="float" office:value="1.13963813702452">
            <text:p>1.139638137</text:p>
          </table:table-cell>
          <table:table-cell office:value-type="float" office:value="1.08531739041016">
            <text:p>1.0853173904</text:p>
          </table:table-cell>
          <table:table-cell office:value-type="float" office:value="1.15335752848786">
            <text:p>1.1533575285</text:p>
          </table:table-cell>
          <table:table-cell office:value-type="float" office:value="18.0978041825467">
            <text:p>18.0978041825</text:p>
          </table:table-cell>
          <table:table-cell office:value-type="float" office:value="29.1633817377739">
            <text:p>29.1633817378</text:p>
          </table:table-cell>
          <table:table-cell office:value-type="float" office:value="16.5425735567284">
            <text:p>16.542573556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502">
            <text:p>14502</text:p>
          </table:table-cell>
          <table:table-cell office:value-type="float" office:value="23079">
            <text:p>23079</text:p>
          </table:table-cell>
          <table:table-cell office:value-type="float" office:value="420.375">
            <text:p>420.375</text:p>
          </table:table-cell>
          <table:table-cell office:value-type="float" office:value="467.75">
            <text:p>467.75</text:p>
          </table:table-cell>
          <table:table-cell office:value-type="float" office:value="817.375">
            <text:p>817.375</text:p>
          </table:table-cell>
          <table:table-cell office:value-type="float" office:value="0.0405767374517375">
            <text:p>0.0405767375</text:p>
          </table:table-cell>
          <table:table-cell office:value-type="float" office:value="0.0322541718383671">
            <text:p>0.0322541718</text:p>
          </table:table-cell>
          <table:table-cell office:value-type="float" office:value="0.0354163958577061">
            <text:p>0.0354163959</text:p>
          </table:table-cell>
          <table:table-cell office:value-type="float" office:value="1.14524566546065">
            <text:p>1.1452456655</text:p>
          </table:table-cell>
          <table:table-cell office:value-type="float" office:value="1.1149286513722">
            <text:p>1.1149286514</text:p>
          </table:table-cell>
          <table:table-cell office:value-type="float" office:value="1.12641585484925">
            <text:p>1.1264158548</text:p>
          </table:table-cell>
          <table:table-cell office:value-type="float" office:value="17.4266544804434">
            <text:p>17.4266544804</text:p>
          </table:table-cell>
          <table:table-cell office:value-type="float" office:value="21.8348958413405">
            <text:p>21.8348958413</text:p>
          </table:table-cell>
          <table:table-cell office:value-type="float" office:value="19.9159274524254">
            <text:p>19.915927452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9894">
            <text:p>9894</text:p>
          </table:table-cell>
          <table:table-cell office:value-type="float" office:value="16250">
            <text:p>16250</text:p>
          </table:table-cell>
          <table:table-cell office:value-type="float" office:value="23065">
            <text:p>23065</text:p>
          </table:table-cell>
          <table:table-cell office:value-type="float" office:value="560.375">
            <text:p>560.375</text:p>
          </table:table-cell>
          <table:table-cell office:value-type="float" office:value="567.125">
            <text:p>567.125</text:p>
          </table:table-cell>
          <table:table-cell office:value-type="float" office:value="790.375">
            <text:p>790.375</text:p>
          </table:table-cell>
          <table:table-cell office:value-type="float" office:value="0.0566378613300991">
            <text:p>0.0566378613</text:p>
          </table:table-cell>
          <table:table-cell office:value-type="float" office:value="0.0349">
            <text:p>0.0349</text:p>
          </table:table-cell>
          <table:table-cell office:value-type="float" office:value="0.0342672880988511">
            <text:p>0.0342672881</text:p>
          </table:table-cell>
          <table:table-cell office:value-type="float" office:value="1.204519895434">
            <text:p>1.2045198954</text:p>
          </table:table-cell>
          <table:table-cell office:value-type="float" office:value="1.1245372996">
            <text:p>1.1245372996</text:p>
          </table:table-cell>
          <table:table-cell office:value-type="float" office:value="1.12223703253193">
            <text:p>1.1222370325</text:p>
          </table:table-cell>
          <table:table-cell office:value-type="float" office:value="12.581621632049">
            <text:p>12.581621632</text:p>
          </table:table-cell>
          <table:table-cell office:value-type="float" office:value="20.2055428383573">
            <text:p>20.2055428384</text:p>
          </table:table-cell>
          <table:table-cell office:value-type="float" office:value="20.572291157894">
            <text:p>20.572291157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910">
            <text:p>24910</text:p>
          </table:table-cell>
          <table:table-cell office:value-type="float" office:value="584.5">
            <text:p>584.5</text:p>
          </table:table-cell>
          <table:table-cell office:value-type="float" office:value="926.75">
            <text:p>926.75</text:p>
          </table:table-cell>
          <table:table-cell office:value-type="float" office:value="556.25">
            <text:p>556.25</text:p>
          </table:table-cell>
          <table:table-cell office:value-type="float" office:value="0.0578140454995054">
            <text:p>0.0578140455</text:p>
          </table:table-cell>
          <table:table-cell office:value-type="float" office:value="0.0538745494709917">
            <text:p>0.0538745495</text:p>
          </table:table-cell>
          <table:table-cell office:value-type="float" office:value="0.0223303894018466">
            <text:p>0.0223303894</text:p>
          </table:table-cell>
          <table:table-cell office:value-type="float" office:value="1.20890038840803">
            <text:p>1.2089003884</text:p>
          </table:table-cell>
          <table:table-cell office:value-type="float" office:value="1.19424975862665">
            <text:p>1.1942497586</text:p>
          </table:table-cell>
          <table:table-cell office:value-type="float" office:value="1.07913370963651">
            <text:p>1.0791337096</text:p>
          </table:table-cell>
          <table:table-cell office:value-type="float" office:value="12.3325796033129">
            <text:p>12.3325796033</text:p>
          </table:table-cell>
          <table:table-cell office:value-type="float" office:value="13.2094912755855">
            <text:p>13.2094912756</text:p>
          </table:table-cell>
          <table:table-cell office:value-type="float" office:value="31.3858305535585">
            <text:p>31.385830553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480">
            <text:p>17480</text:p>
          </table:table-cell>
          <table:table-cell office:value-type="float" office:value="25820">
            <text:p>25820</text:p>
          </table:table-cell>
          <table:table-cell office:value-type="float" office:value="312.125">
            <text:p>312.125</text:p>
          </table:table-cell>
          <table:table-cell office:value-type="float" office:value="754.625">
            <text:p>754.625</text:p>
          </table:table-cell>
          <table:table-cell office:value-type="float" office:value="463.125">
            <text:p>463.125</text:p>
          </table:table-cell>
          <table:table-cell office:value-type="float" office:value="0.0299975973089861">
            <text:p>0.0299975973</text:p>
          </table:table-cell>
          <table:table-cell office:value-type="float" office:value="0.043170766590389">
            <text:p>0.0431707666</text:p>
          </table:table-cell>
          <table:table-cell office:value-type="float" office:value="0.0179366769945778">
            <text:p>0.017936677</text:p>
          </table:table-cell>
          <table:table-cell office:value-type="float" office:value="1.1067553080363">
            <text:p>1.106755308</text:p>
          </table:table-cell>
          <table:table-cell office:value-type="float" office:value="1.15475056463885">
            <text:p>1.1547505646</text:p>
          </table:table-cell>
          <table:table-cell office:value-type="float" office:value="1.06340894926897">
            <text:p>1.0634089493</text:p>
          </table:table-cell>
          <table:table-cell office:value-type="float" office:value="23.451622998392">
            <text:p>23.4516229984</text:p>
          </table:table-cell>
          <table:table-cell office:value-type="float" office:value="16.4000710137145">
            <text:p>16.4000710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307">
            <text:p>11307</text:p>
          </table:table-cell>
          <table:table-cell office:value-type="float" office:value="16940">
            <text:p>16940</text:p>
          </table:table-cell>
          <table:table-cell office:value-type="float" office:value="26542">
            <text:p>26542</text:p>
          </table:table-cell>
          <table:table-cell office:value-type="float" office:value="357.875">
            <text:p>357.875</text:p>
          </table:table-cell>
          <table:table-cell office:value-type="float" office:value="636.625">
            <text:p>636.625</text:p>
          </table:table-cell>
          <table:table-cell office:value-type="float" office:value="431.125">
            <text:p>431.125</text:p>
          </table:table-cell>
          <table:table-cell office:value-type="float" office:value="0.0316507473246661">
            <text:p>0.0316507473</text:p>
          </table:table-cell>
          <table:table-cell office:value-type="float" office:value="0.0375811688311688">
            <text:p>0.0375811688</text:p>
          </table:table-cell>
          <table:table-cell office:value-type="float" office:value="0.0162431241051918">
            <text:p>0.0162431241</text:p>
          </table:table-cell>
          <table:table-cell office:value-type="float" office:value="1.1127410844565">
            <text:p>1.1127410845</text:p>
          </table:table-cell>
          <table:table-cell office:value-type="float" office:value="1.1343022856405">
            <text:p>1.1343022856</text:p>
          </table:table-cell>
          <table:table-cell office:value-type="float" office:value="1.05736805896634">
            <text:p>1.057368059</text:p>
          </table:table-cell>
          <table:table-cell office:value-type="float" office:value="22.2446414852168">
            <text:p>22.2446414852</text:p>
          </table:table-cell>
          <table:table-cell office:value-type="float" office:value="18.7884453923876">
            <text:p>18.7884453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2890">
            <text:p>12890</text:p>
          </table:table-cell>
          <table:table-cell office:value-type="float" office:value="17218">
            <text:p>17218</text:p>
          </table:table-cell>
          <table:table-cell office:value-type="float" office:value="28408">
            <text:p>28408</text:p>
          </table:table-cell>
          <table:table-cell office:value-type="float" office:value="440">
            <text:p>440</text:p>
          </table:table-cell>
          <table:table-cell office:value-type="float" office:value="584.75">
            <text:p>584.75</text:p>
          </table:table-cell>
          <table:table-cell office:value-type="float" office:value="677">
            <text:p>677</text:p>
          </table:table-cell>
          <table:table-cell office:value-type="float" office:value="0.0341349883630721">
            <text:p>0.0341349884</text:p>
          </table:table-cell>
          <table:table-cell office:value-type="float" office:value="0.033961551864328">
            <text:p>0.0339615519</text:p>
          </table:table-cell>
          <table:table-cell office:value-type="float" office:value="0.0238313151225007">
            <text:p>0.0238313151</text:p>
          </table:table-cell>
          <table:table-cell office:value-type="float" office:value="1.12175624623462">
            <text:p>1.1217562462</text:p>
          </table:table-cell>
          <table:table-cell office:value-type="float" office:value="1.12112607005501">
            <text:p>1.1211260701</text:p>
          </table:table-cell>
          <table:table-cell office:value-type="float" office:value="1.08452274882647">
            <text:p>1.0845227488</text:p>
          </table:table-cell>
          <table:table-cell office:value-type="float" office:value="20.6506965393374">
            <text:p>20.6506965393</text:p>
          </table:table-cell>
          <table:table-cell office:value-type="float" office:value="20.7544062069872">
            <text:p>20.754406207</text:p>
          </table:table-cell>
          <table:table-cell office:value-type="float" office:value="29.4307746540591">
            <text:p>29.430774654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14090">
            <text:p>14090</text:p>
          </table:table-cell>
          <table:table-cell office:value-type="float" office:value="18358">
            <text:p>18358</text:p>
          </table:table-cell>
          <table:table-cell office:value-type="float" office:value="29104">
            <text:p>29104</text:p>
          </table:table-cell>
          <table:table-cell office:value-type="float" office:value="532.875">
            <text:p>532.875</text:p>
          </table:table-cell>
          <table:table-cell office:value-type="float" office:value="443.25">
            <text:p>443.25</text:p>
          </table:table-cell>
          <table:table-cell office:value-type="float" office:value="719.75">
            <text:p>719.75</text:p>
          </table:table-cell>
          <table:table-cell office:value-type="float" office:value="0.037819375443577">
            <text:p>0.0378193754</text:p>
          </table:table-cell>
          <table:table-cell office:value-type="float" office:value="0.0241447870138359">
            <text:p>0.024144787</text:p>
          </table:table-cell>
          <table:table-cell office:value-type="float" office:value="0.0247302776250687">
            <text:p>0.0247302776</text:p>
          </table:table-cell>
          <table:table-cell office:value-type="float" office:value="1.13517121216405">
            <text:p>1.1351712122</text:p>
          </table:table-cell>
          <table:table-cell office:value-type="float" office:value="1.08564937719872">
            <text:p>1.0856493772</text:p>
          </table:table-cell>
          <table:table-cell office:value-type="float" office:value="1.08775468148531">
            <text:p>1.0877546815</text:p>
          </table:table-cell>
          <table:table-cell office:value-type="float" office:value="18.6722619602514">
            <text:p>18.6722619603</text:p>
          </table:table-cell>
          <table:table-cell office:value-type="float" office:value="29.0531389811016">
            <text:p>29.0531389811</text:p>
          </table:table-cell>
          <table:table-cell office:value-type="float" office:value="28.3734439123197">
            <text:p>28.373443912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700">
            <text:p>13700</text:p>
          </table:table-cell>
          <table:table-cell office:value-type="float" office:value="18910">
            <text:p>18910</text:p>
          </table:table-cell>
          <table:table-cell office:value-type="float" office:value="27128">
            <text:p>27128</text:p>
          </table:table-cell>
          <table:table-cell office:value-type="float" office:value="581.5">
            <text:p>581.5</text:p>
          </table:table-cell>
          <table:table-cell office:value-type="float" office:value="326.875">
            <text:p>326.875</text:p>
          </table:table-cell>
          <table:table-cell office:value-type="float" office:value="791.75">
            <text:p>791.75</text:p>
          </table:table-cell>
          <table:table-cell office:value-type="float" office:value="0.0424452554744526">
            <text:p>0.0424452555</text:p>
          </table:table-cell>
          <table:table-cell office:value-type="float" office:value="0.0172858276044421">
            <text:p>0.0172858276</text:p>
          </table:table-cell>
          <table:table-cell office:value-type="float" office:value="0.0291857121792981">
            <text:p>0.0291857122</text:p>
          </table:table-cell>
          <table:table-cell office:value-type="float" office:value="1.15208952959668">
            <text:p>1.1520895296</text:p>
          </table:table-cell>
          <table:table-cell office:value-type="float" office:value="1.06108604429405">
            <text:p>1.0610860443</text:p>
          </table:table-cell>
          <table:table-cell office:value-type="float" office:value="1.10381953198655">
            <text:p>1.103819532</text:p>
          </table:table-cell>
          <table:table-cell office:value-type="float" office:value="16.674553224748">
            <text:p>16.6745532247</text:p>
          </table:table-cell>
          <table:table-cell office:value-type="float" office:value="0">
            <text:p>0</text:p>
          </table:table-cell>
          <table:table-cell office:value-type="float" office:value="24.094449916493">
            <text:p>24.094449916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619">
            <text:p>619</text:p>
          </table:table-cell>
          <table:table-cell table:number-columns-repeated="2" office:value-type="float" office:value="304">
            <text:p>304</text:p>
          </table:table-cell>
          <table:table-cell office:value-type="float" office:value="13510">
            <text:p>13510</text:p>
          </table:table-cell>
          <table:table-cell office:value-type="float" office:value="19574">
            <text:p>19574</text:p>
          </table:table-cell>
          <table:table-cell office:value-type="float" office:value="26551">
            <text:p>26551</text:p>
          </table:table-cell>
          <table:table-cell office:value-type="float" office:value="550.25">
            <text:p>550.25</text:p>
          </table:table-cell>
          <table:table-cell office:value-type="float" office:value="943.875">
            <text:p>943.875</text:p>
          </table:table-cell>
          <table:table-cell office:value-type="float" office:value="403.25">
            <text:p>403.25</text:p>
          </table:table-cell>
          <table:table-cell office:value-type="float" office:value="0.0407290895632865">
            <text:p>0.0407290896</text:p>
          </table:table-cell>
          <table:table-cell office:value-type="float" office:value="0.0482208541943394">
            <text:p>0.0482208542</text:p>
          </table:table-cell>
          <table:table-cell office:value-type="float" office:value="0.0151877518737524">
            <text:p>0.0151877519</text:p>
          </table:table-cell>
          <table:table-cell office:value-type="float" office:value="1.14580317659534">
            <text:p>1.1458031766</text:p>
          </table:table-cell>
          <table:table-cell office:value-type="float" office:value="1.17333048120748">
            <text:p>1.1733304812</text:p>
          </table:table-cell>
          <table:table-cell office:value-type="float" office:value="1.05360924045981">
            <text:p>1.0536092405</text:p>
          </table:table-cell>
          <table:table-cell office:value-type="float" office:value="17.3627473115883">
            <text:p>17.3627473116</text:p>
          </table:table-cell>
          <table:table-cell office:value-type="float" office:value="14.7182810822263">
            <text:p>14.7182810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9">
            <text:p>639</text:p>
          </table:table-cell>
          <table:table-cell office:value-type="float" office:value="321">
            <text:p>321</text:p>
          </table:table-cell>
          <table:table-cell office:value-type="float" office:value="13610">
            <text:p>13610</text:p>
          </table:table-cell>
          <table:table-cell office:value-type="float" office:value="21130">
            <text:p>21130</text:p>
          </table:table-cell>
          <table:table-cell office:value-type="float" office:value="29241">
            <text:p>29241</text:p>
          </table:table-cell>
          <table:table-cell office:value-type="float" office:value="452.5">
            <text:p>452.5</text:p>
          </table:table-cell>
          <table:table-cell office:value-type="float" office:value="547.75">
            <text:p>547.75</text:p>
          </table:table-cell>
          <table:table-cell office:value-type="float" office:value="1217.875">
            <text:p>1217.875</text:p>
          </table:table-cell>
          <table:table-cell office:value-type="float" office:value="0.0332476120499633">
            <text:p>0.033247612</text:p>
          </table:table-cell>
          <table:table-cell office:value-type="float" office:value="0.0259228584950308">
            <text:p>0.0259228585</text:p>
          </table:table-cell>
          <table:table-cell office:value-type="float" office:value="0.0416495673882562">
            <text:p>0.0416495674</text:p>
          </table:table-cell>
          <table:table-cell office:value-type="float" office:value="1.11853323344064">
            <text:p>1.1185332334</text:p>
          </table:table-cell>
          <table:table-cell office:value-type="float" office:value="1.09204711413401">
            <text:p>1.0920471141</text:p>
          </table:table-cell>
          <table:table-cell office:value-type="float" office:value="1.14917347132761">
            <text:p>1.1491734713</text:p>
          </table:table-cell>
          <table:table-cell office:value-type="float" office:value="21.19271341233">
            <text:p>21.1927134123</text:p>
          </table:table-cell>
          <table:table-cell office:value-type="float" office:value="27.0839358978436">
            <text:p>27.0839358978</text:p>
          </table:table-cell>
          <table:table-cell office:value-type="float" office:value="16.986578703632">
            <text:p>16.986578703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14392">
            <text:p>14392</text:p>
          </table:table-cell>
          <table:table-cell office:value-type="float" office:value="21328">
            <text:p>21328</text:p>
          </table:table-cell>
          <table:table-cell office:value-type="float" office:value="30652">
            <text:p>30652</text:p>
          </table:table-cell>
          <table:table-cell office:value-type="float" office:value="295.375">
            <text:p>295.375</text:p>
          </table:table-cell>
          <table:table-cell office:value-type="float" office:value="503.75">
            <text:p>503.75</text:p>
          </table:table-cell>
          <table:table-cell office:value-type="float" office:value="1271.125">
            <text:p>1271.125</text:p>
          </table:table-cell>
          <table:table-cell office:value-type="float" office:value="0.0205235547526404">
            <text:p>0.0205235548</text:p>
          </table:table-cell>
          <table:table-cell office:value-type="float" office:value="0.0236191860465116">
            <text:p>0.023619186</text:p>
          </table:table-cell>
          <table:table-cell office:value-type="float" office:value="0.0414695615294271">
            <text:p>0.0414695615</text:p>
          </table:table-cell>
          <table:table-cell office:value-type="float" office:value="1.07265802558162">
            <text:p>1.0726580256</text:p>
          </table:table-cell>
          <table:table-cell office:value-type="float" office:value="1.08376056842381">
            <text:p>1.0837605684</text:p>
          </table:table-cell>
          <table:table-cell office:value-type="float" office:value="1.14851412543854">
            <text:p>1.1485141254</text:p>
          </table:table-cell>
          <table:table-cell office:value-type="float" office:value="34.1186518184797">
            <text:p>34.1186518185</text:p>
          </table:table-cell>
          <table:table-cell office:value-type="float" office:value="29.692010411986">
            <text:p>29.692010412</text:p>
          </table:table-cell>
          <table:table-cell office:value-type="float" office:value="17.0588277583513">
            <text:p>17.058827758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4905">
            <text:p>14905</text:p>
          </table:table-cell>
          <table:table-cell office:value-type="float" office:value="19930">
            <text:p>19930</text:p>
          </table:table-cell>
          <table:table-cell office:value-type="float" office:value="32693">
            <text:p>32693</text:p>
          </table:table-cell>
          <table:table-cell office:value-type="float" office:value="232.5">
            <text:p>232.5</text:p>
          </table:table-cell>
          <table:table-cell office:value-type="float" office:value="608.75">
            <text:p>608.75</text:p>
          </table:table-cell>
          <table:table-cell office:value-type="float" office:value="1768.25">
            <text:p>1768.25</text:p>
          </table:table-cell>
          <table:table-cell office:value-type="float" office:value="0.0155987923515599">
            <text:p>0.0155987924</text:p>
          </table:table-cell>
          <table:table-cell office:value-type="float" office:value="0.0305444054189664">
            <text:p>0.0305444054</text:p>
          </table:table-cell>
          <table:table-cell office:value-type="float" office:value="0.0540865016976111">
            <text:p>0.0540865017</text:p>
          </table:table-cell>
          <table:table-cell office:value-type="float" office:value="1.0550726849832">
            <text:p>1.055072685</text:p>
          </table:table-cell>
          <table:table-cell office:value-type="float" office:value="1.10873402194308">
            <text:p>1.1087340219</text:p>
          </table:table-cell>
          <table:table-cell office:value-type="float" office:value="1.19503644128677">
            <text:p>1.1950364413</text:p>
          </table:table-cell>
          <table:table-cell office:value-type="float" office:value="0">
            <text:p>0</text:p>
          </table:table-cell>
          <table:table-cell office:value-type="float" office:value="23.037933548481">
            <text:p>23.0379335485</text:p>
          </table:table-cell>
          <table:table-cell office:value-type="float" office:value="13.1590610476224">
            <text:p>13.159061047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15486">
            <text:p>15486</text:p>
          </table:table-cell>
          <table:table-cell office:value-type="float" office:value="21719">
            <text:p>21719</text:p>
          </table:table-cell>
          <table:table-cell office:value-type="float" office:value="36473">
            <text:p>36473</text:p>
          </table:table-cell>
          <table:table-cell office:value-type="float" office:value="245.25">
            <text:p>245.25</text:p>
          </table:table-cell>
          <table:table-cell office:value-type="float" office:value="1074">
            <text:p>1074</text:p>
          </table:table-cell>
          <table:table-cell office:value-type="float" office:value="1977.25">
            <text:p>1977.25</text:p>
          </table:table-cell>
          <table:table-cell office:value-type="float" office:value="0.0158368849283224">
            <text:p>0.0158368849</text:p>
          </table:table-cell>
          <table:table-cell office:value-type="float" office:value="0.0494497905060086">
            <text:p>0.0494497905</text:p>
          </table:table-cell>
          <table:table-cell office:value-type="float" office:value="0.0542113344117566">
            <text:p>0.0542113344</text:p>
          </table:table-cell>
          <table:table-cell office:value-type="float" office:value="1.05592067882062">
            <text:p>1.0559206788</text:p>
          </table:table-cell>
          <table:table-cell office:value-type="float" office:value="1.17786701906196">
            <text:p>1.1778670191</text:p>
          </table:table-cell>
          <table:table-cell office:value-type="float" office:value="1.19549985324741">
            <text:p>1.1954998532</text:p>
          </table:table-cell>
          <table:table-cell office:value-type="float" office:value="0">
            <text:p>0</text:p>
          </table:table-cell>
          <table:table-cell office:value-type="float" office:value="14.360977191478">
            <text:p>14.3609771915</text:p>
          </table:table-cell>
          <table:table-cell office:value-type="float" office:value="13.1295438227394">
            <text:p>13.129543822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600">
            <text:p>16600</text:p>
          </table:table-cell>
          <table:table-cell office:value-type="float" office:value="23014">
            <text:p>23014</text:p>
          </table:table-cell>
          <table:table-cell office:value-type="float" office:value="38708">
            <text:p>38708</text:p>
          </table:table-cell>
          <table:table-cell office:value-type="float" office:value="403.25">
            <text:p>403.25</text:p>
          </table:table-cell>
          <table:table-cell office:value-type="float" office:value="1154.25">
            <text:p>1154.25</text:p>
          </table:table-cell>
          <table:table-cell office:value-type="float" office:value="1765.25">
            <text:p>1765.25</text:p>
          </table:table-cell>
          <table:table-cell office:value-type="float" office:value="0.0242921686746988">
            <text:p>0.0242921687</text:p>
          </table:table-cell>
          <table:table-cell office:value-type="float" office:value="0.050154253932389">
            <text:p>0.0501542539</text:p>
          </table:table-cell>
          <table:table-cell office:value-type="float" office:value="0.0456042678516069">
            <text:p>0.0456042679</text:p>
          </table:table-cell>
          <table:table-cell office:value-type="float" office:value="1.08617920490093">
            <text:p>1.0861792049</text:p>
          </table:table-cell>
          <table:table-cell office:value-type="float" office:value="1.18047016917089">
            <text:p>1.1804701692</text:p>
          </table:table-cell>
          <table:table-cell office:value-type="float" office:value="1.16369124600334">
            <text:p>1.163691246</text:p>
          </table:table-cell>
          <table:table-cell office:value-type="float" office:value="28.8789583078855">
            <text:p>28.8789583079</text:p>
          </table:table-cell>
          <table:table-cell office:value-type="float" office:value="14.1640538651048">
            <text:p>14.1640538651</text:p>
          </table:table-cell>
          <table:table-cell office:value-type="float" office:value="15.5431712945254">
            <text:p>15.543171294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46">
            <text:p>446</text:p>
          </table:table-cell>
          <table:table-cell office:value-type="float" office:value="16828">
            <text:p>16828</text:p>
          </table:table-cell>
          <table:table-cell office:value-type="float" office:value="23118">
            <text:p>23118</text:p>
          </table:table-cell>
          <table:table-cell office:value-type="float" office:value="38656">
            <text:p>38656</text:p>
          </table:table-cell>
          <table:table-cell office:value-type="float" office:value="461.375">
            <text:p>461.375</text:p>
          </table:table-cell>
          <table:table-cell office:value-type="float" office:value="1161.5">
            <text:p>1161.5</text:p>
          </table:table-cell>
          <table:table-cell office:value-type="float" office:value="1923.125">
            <text:p>1923.125</text:p>
          </table:table-cell>
          <table:table-cell office:value-type="float" office:value="0.0274171024483005">
            <text:p>0.0274171024</text:p>
          </table:table-cell>
          <table:table-cell office:value-type="float" office:value="0.0502422354874989">
            <text:p>0.0502422355</text:p>
          </table:table-cell>
          <table:table-cell office:value-type="float" office:value="0.0497497154387417">
            <text:p>0.0497497154</text:p>
          </table:table-cell>
          <table:table-cell office:value-type="float" office:value="1.09743318568211">
            <text:p>1.0974331857</text:p>
          </table:table-cell>
          <table:table-cell office:value-type="float" office:value="1.18079541737074">
            <text:p>1.1807954174</text:p>
          </table:table-cell>
          <table:table-cell office:value-type="float" office:value="1.17897507104062">
            <text:p>1.178975071</text:p>
          </table:table-cell>
          <table:table-cell office:value-type="float" office:value="25.6265734443808">
            <text:p>25.6265734444</text:p>
          </table:table-cell>
          <table:table-cell office:value-type="float" office:value="14.139847633487">
            <text:p>14.1398476335</text:p>
          </table:table-cell>
          <table:table-cell office:value-type="float" office:value="14.2764555772151">
            <text:p>14.276455577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2">
            <text:p>322</text:p>
          </table:table-cell>
          <table:table-cell office:value-type="float" office:value="15892">
            <text:p>15892</text:p>
          </table:table-cell>
          <table:table-cell office:value-type="float" office:value="24366">
            <text:p>24366</text:p>
          </table:table-cell>
          <table:table-cell office:value-type="float" office:value="40709">
            <text:p>40709</text:p>
          </table:table-cell>
          <table:table-cell office:value-type="float" office:value="595.625">
            <text:p>595.625</text:p>
          </table:table-cell>
          <table:table-cell office:value-type="float" office:value="1319.375">
            <text:p>1319.375</text:p>
          </table:table-cell>
          <table:table-cell office:value-type="float" office:value="1808.375">
            <text:p>1808.375</text:p>
          </table:table-cell>
          <table:table-cell office:value-type="float" office:value="0.0374795494588472">
            <text:p>0.0374795495</text:p>
          </table:table-cell>
          <table:table-cell office:value-type="float" office:value="0.0541481983091193">
            <text:p>0.0541481983</text:p>
          </table:table-cell>
          <table:table-cell office:value-type="float" office:value="0.0444219951362107">
            <text:p>0.0444219951</text:p>
          </table:table-cell>
          <table:table-cell office:value-type="float" office:value="1.13393166769614">
            <text:p>1.1339316677</text:p>
          </table:table-cell>
          <table:table-cell office:value-type="float" office:value="1.19526546774696">
            <text:p>1.1952654677</text:p>
          </table:table-cell>
          <table:table-cell office:value-type="float" office:value="1.15934467773443">
            <text:p>1.1593446777</text:p>
          </table:table-cell>
          <table:table-cell office:value-type="float" office:value="18.8384588005419">
            <text:p>18.8384588005</text:p>
          </table:table-cell>
          <table:table-cell office:value-type="float" office:value="13.1444556159963">
            <text:p>13.144455616</text:p>
          </table:table-cell>
          <table:table-cell office:value-type="float" office:value="15.9477562475421">
            <text:p>15.947756247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4646">
            <text:p>14646</text:p>
          </table:table-cell>
          <table:table-cell office:value-type="float" office:value="25878">
            <text:p>25878</text:p>
          </table:table-cell>
          <table:table-cell office:value-type="float" office:value="41997">
            <text:p>41997</text:p>
          </table:table-cell>
          <table:table-cell office:value-type="float" office:value="569.25">
            <text:p>569.25</text:p>
          </table:table-cell>
          <table:table-cell office:value-type="float" office:value="1285.5">
            <text:p>1285.5</text:p>
          </table:table-cell>
          <table:table-cell office:value-type="float" office:value="1725.375">
            <text:p>1725.375</text:p>
          </table:table-cell>
          <table:table-cell office:value-type="float" office:value="0.0388672675133142">
            <text:p>0.0388672675</text:p>
          </table:table-cell>
          <table:table-cell office:value-type="float" office:value="0.0496753999536286">
            <text:p>0.0496754</text:p>
          </table:table-cell>
          <table:table-cell office:value-type="float" office:value="0.0410832916636903">
            <text:p>0.0410832917</text:p>
          </table:table-cell>
          <table:table-cell office:value-type="float" office:value="1.13899633868514">
            <text:p>1.1389963387</text:p>
          </table:table-cell>
          <table:table-cell office:value-type="float" office:value="1.17870048474438">
            <text:p>1.1787004847</text:p>
          </table:table-cell>
          <table:table-cell office:value-type="float" office:value="1.14709968105661">
            <text:p>1.1470996811</text:p>
          </table:table-cell>
          <table:table-cell office:value-type="float" office:value="18.1780709051938">
            <text:p>18.1780709052</text:p>
          </table:table-cell>
          <table:table-cell office:value-type="float" office:value="14.297303269648">
            <text:p>14.2973032696</text:p>
          </table:table-cell>
          <table:table-cell office:value-type="float" office:value="17.216001799506">
            <text:p>17.216001799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table:number-columns-repeated="2" office:value-type="float" office:value="682">
            <text:p>682</text:p>
          </table:table-cell>
          <table:table-cell office:value-type="float" office:value="16360">
            <text:p>16360</text:p>
          </table:table-cell>
          <table:table-cell office:value-type="float" office:value="27758">
            <text:p>27758</text:p>
          </table:table-cell>
          <table:table-cell office:value-type="float" office:value="44281">
            <text:p>44281</text:p>
          </table:table-cell>
          <table:table-cell office:value-type="float" office:value="549.875">
            <text:p>549.875</text:p>
          </table:table-cell>
          <table:table-cell office:value-type="float" office:value="1002.875">
            <text:p>1002.875</text:p>
          </table:table-cell>
          <table:table-cell office:value-type="float" office:value="945.375">
            <text:p>945.375</text:p>
          </table:table-cell>
          <table:table-cell office:value-type="float" office:value="0.0336109413202934">
            <text:p>0.0336109413</text:p>
          </table:table-cell>
          <table:table-cell office:value-type="float" office:value="0.0361292240074933">
            <text:p>0.036129224</text:p>
          </table:table-cell>
          <table:table-cell office:value-type="float" office:value="0.0213494501027529">
            <text:p>0.0213494501</text:p>
          </table:table-cell>
          <table:table-cell office:value-type="float" office:value="1.11985249755884">
            <text:p>1.1198524976</text:p>
          </table:table-cell>
          <table:table-cell office:value-type="float" office:value="1.1290107128479">
            <text:p>1.1290107128</text:p>
          </table:table-cell>
          <table:table-cell office:value-type="float" office:value="1.07561644143823">
            <text:p>1.0756164414</text:p>
          </table:table-cell>
          <table:table-cell office:value-type="float" office:value="20.9673290166641">
            <text:p>20.9673290167</text:p>
          </table:table-cell>
          <table:table-cell office:value-type="float" office:value="19.5297454674861">
            <text:p>19.5297454675</text:p>
          </table:table-cell>
          <table:table-cell office:value-type="float" office:value="32.8120997064498">
            <text:p>32.812099706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7390">
            <text:p>17390</text:p>
          </table:table-cell>
          <table:table-cell office:value-type="float" office:value="28670">
            <text:p>28670</text:p>
          </table:table-cell>
          <table:table-cell office:value-type="float" office:value="47423">
            <text:p>47423</text:p>
          </table:table-cell>
          <table:table-cell office:value-type="float" office:value="518.5">
            <text:p>518.5</text:p>
          </table:table-cell>
          <table:table-cell office:value-type="float" office:value="1335">
            <text:p>1335</text:p>
          </table:table-cell>
          <table:table-cell office:value-type="float" office:value="954.875">
            <text:p>954.875</text:p>
          </table:table-cell>
          <table:table-cell office:value-type="float" office:value="0.0298159861989649">
            <text:p>0.0298159862</text:p>
          </table:table-cell>
          <table:table-cell office:value-type="float" office:value="0.0465643529822114">
            <text:p>0.046564353</text:p>
          </table:table-cell>
          <table:table-cell office:value-type="float" office:value="0.0201352719144719">
            <text:p>0.0201352719</text:p>
          </table:table-cell>
          <table:table-cell office:value-type="float" office:value="1.10609837804109">
            <text:p>1.106098378</text:p>
          </table:table-cell>
          <table:table-cell office:value-type="float" office:value="1.1672249838163">
            <text:p>1.1672249838</text:p>
          </table:table-cell>
          <table:table-cell office:value-type="float" office:value="1.07126809288379">
            <text:p>1.0712680929</text:p>
          </table:table-cell>
          <table:table-cell office:value-type="float" office:value="23.592377940217">
            <text:p>23.5923779402</text:p>
          </table:table-cell>
          <table:table-cell office:value-type="float" office:value="15.2297347737186">
            <text:p>15.2297347737</text:p>
          </table:table-cell>
          <table:table-cell office:value-type="float" office:value="34.7699475482485">
            <text:p>34.769947548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477">
            <text:p>477</text:p>
          </table:table-cell>
          <table:table-cell table:number-columns-repeated="2" office:value-type="float" office:value="343">
            <text:p>343</text:p>
          </table:table-cell>
          <table:table-cell office:value-type="float" office:value="18224">
            <text:p>18224</text:p>
          </table:table-cell>
          <table:table-cell office:value-type="float" office:value="30319">
            <text:p>30319</text:p>
          </table:table-cell>
          <table:table-cell office:value-type="float" office:value="50635">
            <text:p>50635</text:p>
          </table:table-cell>
          <table:table-cell office:value-type="float" office:value="788.5">
            <text:p>788.5</text:p>
          </table:table-cell>
          <table:table-cell office:value-type="float" office:value="1212.5">
            <text:p>1212.5</text:p>
          </table:table-cell>
          <table:table-cell office:value-type="float" office:value="725.5">
            <text:p>725.5</text:p>
          </table:table-cell>
          <table:table-cell office:value-type="float" office:value="0.0432671202809482">
            <text:p>0.0432671203</text:p>
          </table:table-cell>
          <table:table-cell office:value-type="float" office:value="0.0399914245192783">
            <text:p>0.0399914245</text:p>
          </table:table-cell>
          <table:table-cell office:value-type="float" office:value="0.0143280339685988">
            <text:p>0.014328034</text:p>
          </table:table-cell>
          <table:table-cell office:value-type="float" office:value="1.15510412663023">
            <text:p>1.1551041266</text:p>
          </table:table-cell>
          <table:table-cell office:value-type="float" office:value="1.14310464132623">
            <text:p>1.1431046413</text:p>
          </table:table-cell>
          <table:table-cell office:value-type="float" office:value="1.05055049230261">
            <text:p>1.0505504923</text:p>
          </table:table-cell>
          <table:table-cell office:value-type="float" office:value="16.3643099150625">
            <text:p>16.3643099151</text:p>
          </table:table-cell>
          <table:table-cell office:value-type="float" office:value="17.6767040019383">
            <text:p>17.6767040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271">
            <text:p>20271</text:p>
          </table:table-cell>
          <table:table-cell office:value-type="float" office:value="29848">
            <text:p>29848</text:p>
          </table:table-cell>
          <table:table-cell office:value-type="float" office:value="49738">
            <text:p>49738</text:p>
          </table:table-cell>
          <table:table-cell office:value-type="float" office:value="984.875">
            <text:p>984.875</text:p>
          </table:table-cell>
          <table:table-cell office:value-type="float" office:value="1014.25">
            <text:p>1014.25</text:p>
          </table:table-cell>
          <table:table-cell office:value-type="float" office:value="821.875">
            <text:p>821.875</text:p>
          </table:table-cell>
          <table:table-cell office:value-type="float" office:value="0.0485854175916334">
            <text:p>0.0485854176</text:p>
          </table:table-cell>
          <table:table-cell office:value-type="float" office:value="0.033980501206111">
            <text:p>0.0339805012</text:p>
          </table:table-cell>
          <table:table-cell office:value-type="float" office:value="0.0165240862117496">
            <text:p>0.0165240862</text:p>
          </table:table-cell>
          <table:table-cell office:value-type="float" office:value="1.17467562546372">
            <text:p>1.1746756255</text:p>
          </table:table-cell>
          <table:table-cell office:value-type="float" office:value="1.12119491616734">
            <text:p>1.1211949162</text:p>
          </table:table-cell>
          <table:table-cell office:value-type="float" office:value="1.05836947077438">
            <text:p>1.0583694708</text:p>
          </table:table-cell>
          <table:table-cell office:value-type="float" office:value="14.6104016770238">
            <text:p>14.610401677</text:p>
          </table:table-cell>
          <table:table-cell office:value-type="float" office:value="20.7430235755941">
            <text:p>20.74302357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21224">
            <text:p>21224</text:p>
          </table:table-cell>
          <table:table-cell office:value-type="float" office:value="31711">
            <text:p>31711</text:p>
          </table:table-cell>
          <table:table-cell office:value-type="float" office:value="47671">
            <text:p>47671</text:p>
          </table:table-cell>
          <table:table-cell office:value-type="float" office:value="939.5">
            <text:p>939.5</text:p>
          </table:table-cell>
          <table:table-cell office:value-type="float" office:value="562.375">
            <text:p>562.375</text:p>
          </table:table-cell>
          <table:table-cell office:value-type="float" office:value="780.5">
            <text:p>780.5</text:p>
          </table:table-cell>
          <table:table-cell office:value-type="float" office:value="0.0442659253675085">
            <text:p>0.0442659254</text:p>
          </table:table-cell>
          <table:table-cell office:value-type="float" office:value="0.0177343823909684">
            <text:p>0.0177343824</text:p>
          </table:table-cell>
          <table:table-cell office:value-type="float" office:value="0.0163726374525393">
            <text:p>0.0163726375</text:p>
          </table:table-cell>
          <table:table-cell office:value-type="float" office:value="1.15877130419762">
            <text:p>1.1587713042</text:p>
          </table:table-cell>
          <table:table-cell office:value-type="float" office:value="1.06268677467322">
            <text:p>1.0626867747</text:p>
          </table:table-cell>
          <table:table-cell office:value-type="float" office:value="1.05782963506791">
            <text:p>1.0578296351</text:p>
          </table:table-cell>
          <table:table-cell office:value-type="float" office:value="16.0027793117353">
            <text:p>16.00277931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8">
            <text:p>368</text:p>
          </table:table-cell>
          <table:table-cell office:value-type="float" office:value="21132">
            <text:p>21132</text:p>
          </table:table-cell>
          <table:table-cell office:value-type="float" office:value="33610">
            <text:p>33610</text:p>
          </table:table-cell>
          <table:table-cell office:value-type="float" office:value="48211">
            <text:p>48211</text:p>
          </table:table-cell>
          <table:table-cell office:value-type="float" office:value="971.25">
            <text:p>971.25</text:p>
          </table:table-cell>
          <table:table-cell office:value-type="float" office:value="549.5">
            <text:p>549.5</text:p>
          </table:table-cell>
          <table:table-cell office:value-type="float" office:value="493.625">
            <text:p>493.625</text:p>
          </table:table-cell>
          <table:table-cell office:value-type="float" office:value="0.0459611016467916">
            <text:p>0.0459611016</text:p>
          </table:table-cell>
          <table:table-cell office:value-type="float" office:value="0.0163493008033323">
            <text:p>0.0163493008</text:p>
          </table:table-cell>
          <table:table-cell office:value-type="float" office:value="0.0102388459065359">
            <text:p>0.0102388459</text:p>
          </table:table-cell>
          <table:table-cell office:value-type="float" office:value="1.16500420457836">
            <text:p>1.1650042046</text:p>
          </table:table-cell>
          <table:table-cell office:value-type="float" office:value="1.05774646009971">
            <text:p>1.0577464601</text:p>
          </table:table-cell>
          <table:table-cell office:value-type="float" office:value="1.03604143524525">
            <text:p>1.0360414352</text:p>
          </table:table-cell>
          <table:table-cell office:value-type="float" office:value="15.4251479151125">
            <text:p>15.4251479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4478">
            <text:p>34478</text:p>
          </table:table-cell>
          <table:table-cell office:value-type="float" office:value="48682">
            <text:p>48682</text:p>
          </table:table-cell>
          <table:table-cell office:value-type="float" office:value="1085.875">
            <text:p>1085.875</text:p>
          </table:table-cell>
          <table:table-cell office:value-type="float" office:value="-81.875">
            <text:p>-81.875</text:p>
          </table:table-cell>
          <table:table-cell office:value-type="float" office:value="851">
            <text:p>851</text:p>
          </table:table-cell>
          <table:table-cell office:value-type="float" office:value="0.0491657611156389">
            <text:p>0.0491657611</text:p>
          </table:table-cell>
          <table:table-cell office:value-type="float" office:value="-0.00237470270897384">
            <text:p>-0.0023747027</text:p>
          </table:table-cell>
          <table:table-cell office:value-type="float" office:value="0.0174807937225258">
            <text:p>0.0174807937</text:p>
          </table:table-cell>
          <table:table-cell office:value-type="float" office:value="1.17681801715425">
            <text:p>1.1768180172</text:p>
          </table:table-cell>
          <table:table-cell office:value-type="float" office:value="0.991699593375985">
            <text:p>0.9916995934</text:p>
          </table:table-cell>
          <table:table-cell office:value-type="float" office:value="1.06178171120121">
            <text:p>1.0617817112</text:p>
          </table:table-cell>
          <table:table-cell office:value-type="float" office:value="14.4419697944745">
            <text:p>14.4419697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334">
            <text:p>34334</text:p>
          </table:table-cell>
          <table:table-cell office:value-type="float" office:value="48024">
            <text:p>48024</text:p>
          </table:table-cell>
          <table:table-cell office:value-type="float" office:value="779.125">
            <text:p>779.125</text:p>
          </table:table-cell>
          <table:table-cell office:value-type="float" office:value="-219.5">
            <text:p>-219.5</text:p>
          </table:table-cell>
          <table:table-cell office:value-type="float" office:value="-406.25">
            <text:p>-406.25</text:p>
          </table:table-cell>
          <table:table-cell office:value-type="float" office:value="0.0338543929781872">
            <text:p>0.033854393</text:p>
          </table:table-cell>
          <table:table-cell office:value-type="float" office:value="-0.00639307974602435">
            <text:p>-0.0063930797</text:p>
          </table:table-cell>
          <table:table-cell office:value-type="float" office:value="-0.00845931201066134">
            <text:p>-0.008459312</text:p>
          </table:table-cell>
          <table:table-cell office:value-type="float" office:value="1.12073677047454">
            <text:p>1.1207367705</text:p>
          </table:table-cell>
          <table:table-cell office:value-type="float" office:value="0.977704328967447">
            <text:p>0.977704329</text:p>
          </table:table-cell>
          <table:table-cell office:value-type="float" office:value="0.970532665483685">
            <text:p>0.9705326655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346">
            <text:p>33346</text:p>
          </table:table-cell>
          <table:table-cell office:value-type="float" office:value="50593">
            <text:p>50593</text:p>
          </table:table-cell>
          <table:table-cell office:value-type="float" office:value="489.5">
            <text:p>489.5</text:p>
          </table:table-cell>
          <table:table-cell office:value-type="float" office:value="516.75">
            <text:p>516.75</text:p>
          </table:table-cell>
          <table:table-cell office:value-type="float" office:value="-479.375">
            <text:p>-479.375</text:p>
          </table:table-cell>
          <table:table-cell office:value-type="float" office:value="0.020498324958124">
            <text:p>0.020498325</text:p>
          </table:table-cell>
          <table:table-cell office:value-type="float" office:value="0.0154966112877107">
            <text:p>0.0154966113</text:p>
          </table:table-cell>
          <table:table-cell office:value-type="float" office:value="-0.00947512501729488">
            <text:p>-0.009475125</text:p>
          </table:table-cell>
          <table:table-cell office:value-type="float" office:value="1.07256769275257">
            <text:p>1.0725676928</text:p>
          </table:table-cell>
          <table:table-cell office:value-type="float" office:value="1.05470882363134">
            <text:p>1.0547088236</text:p>
          </table:table-cell>
          <table:table-cell office:value-type="float" office:value="0.967013027307891">
            <text:p>0.9670130273</text:p>
          </table:table-cell>
          <table:table-cell office:value-type="float" office:value="34.1602221162601">
            <text:p>34.16022211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224">
            <text:p>25224</text:p>
          </table:table-cell>
          <table:table-cell office:value-type="float" office:value="33702">
            <text:p>33702</text:p>
          </table:table-cell>
          <table:table-cell office:value-type="float" office:value="52191">
            <text:p>52191</text:p>
          </table:table-cell>
          <table:table-cell office:value-type="float" office:value="512.5">
            <text:p>512.5</text:p>
          </table:table-cell>
          <table:table-cell office:value-type="float" office:value="676.375">
            <text:p>676.375</text:p>
          </table:table-cell>
          <table:table-cell office:value-type="float" office:value="-328.375">
            <text:p>-328.375</text:p>
          </table:table-cell>
          <table:table-cell office:value-type="float" office:value="0.0203179511576277">
            <text:p>0.0203179512</text:p>
          </table:table-cell>
          <table:table-cell office:value-type="float" office:value="0.0200692837220343">
            <text:p>0.0200692837</text:p>
          </table:table-cell>
          <table:table-cell office:value-type="float" office:value="-0.00629179360426127">
            <text:p>-0.0062917936</text:p>
          </table:table-cell>
          <table:table-cell office:value-type="float" office:value="1.07192195456461">
            <text:p>1.0719219546</text:p>
          </table:table-cell>
          <table:table-cell office:value-type="float" office:value="1.07103193427939">
            <text:p>1.0710319343</text:p>
          </table:table-cell>
          <table:table-cell office:value-type="float" office:value="0.978056312251932">
            <text:p>0.9780563123</text:p>
          </table:table-cell>
          <table:table-cell office:value-type="float" office:value="34.4604253751249">
            <text:p>34.4604253751</text:p>
          </table:table-cell>
          <table:table-cell office:value-type="float" office:value="34.8831397891598">
            <text:p>34.883139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4991">
            <text:p>34991</text:p>
          </table:table-cell>
          <table:table-cell office:value-type="float" office:value="50439">
            <text:p>50439</text:p>
          </table:table-cell>
          <table:table-cell office:value-type="float" office:value="24.375">
            <text:p>24.375</text:p>
          </table:table-cell>
          <table:table-cell office:value-type="float" office:value="63.25">
            <text:p>63.25</text:p>
          </table:table-cell>
          <table:table-cell office:value-type="float" office:value="-137.25">
            <text:p>-137.25</text:p>
          </table:table-cell>
          <table:table-cell office:value-type="float" office:value="0.000923890383959368">
            <text:p>0.0009238904</text:p>
          </table:table-cell>
          <table:table-cell office:value-type="float" office:value="0.00180760767054385">
            <text:p>0.0018076077</text:p>
          </table:table-cell>
          <table:table-cell office:value-type="float" office:value="-0.00272110866591328">
            <text:p>-0.0027211087</text:p>
          </table:table-cell>
          <table:table-cell office:value-type="float" office:value="1.0032352893478">
            <text:p>1.0032352893</text:p>
          </table:table-cell>
          <table:table-cell office:value-type="float" office:value="1.00633303104007">
            <text:p>1.006333031</text:p>
          </table:table-cell>
          <table:table-cell office:value-type="float" office:value="0.990490632356752">
            <text:p>0.9904906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6265">
            <text:p>26265</text:p>
          </table:table-cell>
          <table:table-cell office:value-type="float" office:value="34050">
            <text:p>34050</text:p>
          </table:table-cell>
          <table:table-cell office:value-type="float" office:value="47355">
            <text:p>47355</text:p>
          </table:table-cell>
          <table:table-cell office:value-type="float" office:value="119.625">
            <text:p>119.625</text:p>
          </table:table-cell>
          <table:table-cell office:value-type="float" office:value="512.5">
            <text:p>512.5</text:p>
          </table:table-cell>
          <table:table-cell office:value-type="float" office:value="-263.25">
            <text:p>-263.25</text:p>
          </table:table-cell>
          <table:table-cell office:value-type="float" office:value="0.00455454026270702">
            <text:p>0.0045545403</text:p>
          </table:table-cell>
          <table:table-cell office:value-type="float" office:value="0.0150513950073421">
            <text:p>0.015051395</text:p>
          </table:table-cell>
          <table:table-cell office:value-type="float" office:value="-0.00555907507127019">
            <text:p>-0.0055590751</text:p>
          </table:table-cell>
          <table:table-cell office:value-type="float" office:value="1.01598154884">
            <text:p>1.0159815488</text:p>
          </table:table-cell>
          <table:table-cell office:value-type="float" office:value="1.05312390972936">
            <text:p>1.0531239097</text:p>
          </table:table-cell>
          <table:table-cell office:value-type="float" office:value="0.980603807749225">
            <text:p>0.98060380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530">
            <text:p>24530</text:p>
          </table:table-cell>
          <table:table-cell office:value-type="float" office:value="32368">
            <text:p>32368</text:p>
          </table:table-cell>
          <table:table-cell office:value-type="float" office:value="48858">
            <text:p>48858</text:p>
          </table:table-cell>
          <table:table-cell office:value-type="float" office:value="68.125">
            <text:p>68.125</text:p>
          </table:table-cell>
          <table:table-cell office:value-type="float" office:value="476.125">
            <text:p>476.125</text:p>
          </table:table-cell>
          <table:table-cell office:value-type="float" office:value="-450.125">
            <text:p>-450.125</text:p>
          </table:table-cell>
          <table:table-cell office:value-type="float" office:value="0.00277721157766001">
            <text:p>0.0027772116</text:p>
          </table:table-cell>
          <table:table-cell office:value-type="float" office:value="0.0147097441917944">
            <text:p>0.0147097442</text:p>
          </table:table-cell>
          <table:table-cell office:value-type="float" office:value="-0.00921292316509067">
            <text:p>-0.0092129232</text:p>
          </table:table-cell>
          <table:table-cell office:value-type="float" office:value="1.00973535781394">
            <text:p>1.0097353578</text:p>
          </table:table-cell>
          <table:table-cell office:value-type="float" office:value="1.05190820275669">
            <text:p>1.0519082028</text:p>
          </table:table-cell>
          <table:table-cell office:value-type="float" office:value="0.967921129710544">
            <text:p>0.96792112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5045">
            <text:p>25045</text:p>
          </table:table-cell>
          <table:table-cell office:value-type="float" office:value="33035">
            <text:p>33035</text:p>
          </table:table-cell>
          <table:table-cell office:value-type="float" office:value="51153">
            <text:p>51153</text:p>
          </table:table-cell>
          <table:table-cell office:value-type="float" office:value="38.75">
            <text:p>38.75</text:p>
          </table:table-cell>
          <table:table-cell office:value-type="float" office:value="-40.25">
            <text:p>-40.25</text:p>
          </table:table-cell>
          <table:table-cell office:value-type="float" office:value="-191.25">
            <text:p>-191.25</text:p>
          </table:table-cell>
          <table:table-cell office:value-type="float" office:value="0.00154721501297664">
            <text:p>0.001547215</text:p>
          </table:table-cell>
          <table:table-cell office:value-type="float" office:value="-0.00121840472226427">
            <text:p>-0.0012184047</text:p>
          </table:table-cell>
          <table:table-cell office:value-type="float" office:value="-0.00373878364905284">
            <text:p>-0.0037387836</text:p>
          </table:table-cell>
          <table:table-cell office:value-type="float" office:value="1.00541994453904">
            <text:p>1.0054199445</text:p>
          </table:table-cell>
          <table:table-cell office:value-type="float" office:value="0.995738493111807">
            <text:p>0.9957384931</text:p>
          </table:table-cell>
          <table:table-cell office:value-type="float" office:value="0.986941655094537">
            <text:p>0.98694165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3897">
            <text:p>33897</text:p>
          </table:table-cell>
          <table:table-cell office:value-type="float" office:value="48978">
            <text:p>48978</text:p>
          </table:table-cell>
          <table:table-cell office:value-type="float" office:value="-23.125">
            <text:p>-23.125</text:p>
          </table:table-cell>
          <table:table-cell office:value-type="float" office:value="159.5">
            <text:p>159.5</text:p>
          </table:table-cell>
          <table:table-cell office:value-type="float" office:value="-206.625">
            <text:p>-206.625</text:p>
          </table:table-cell>
          <table:table-cell office:value-type="float" office:value="-0.000895554178607389">
            <text:p>-0.0008955542</text:p>
          </table:table-cell>
          <table:table-cell office:value-type="float" office:value="0.00470543115909963">
            <text:p>0.0047054312</text:p>
          </table:table-cell>
          <table:table-cell office:value-type="float" office:value="-0.00421873085875291">
            <text:p>-0.0042187309</text:p>
          </table:table-cell>
          <table:table-cell office:value-type="float" office:value="0.996867132328756">
            <text:p>0.9968671323</text:p>
          </table:table-cell>
          <table:table-cell office:value-type="float" office:value="1.01651240557834">
            <text:p>1.0165124056</text:p>
          </table:table-cell>
          <table:table-cell office:value-type="float" office:value="0.98526932546688">
            <text:p>0.9852693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796">
            <text:p>33796</text:p>
          </table:table-cell>
          <table:table-cell office:value-type="float" office:value="49650">
            <text:p>49650</text:p>
          </table:table-cell>
          <table:table-cell office:value-type="float" office:value="21.625">
            <text:p>21.625</text:p>
          </table:table-cell>
          <table:table-cell office:value-type="float" office:value="-230.75">
            <text:p>-230.75</text:p>
          </table:table-cell>
          <table:table-cell office:value-type="float" office:value="646.75">
            <text:p>646.75</text:p>
          </table:table-cell>
          <table:table-cell office:value-type="float" office:value="0.000848538355895625">
            <text:p>0.0008485384</text:p>
          </table:table-cell>
          <table:table-cell office:value-type="float" office:value="-0.00682773109243697">
            <text:p>-0.0068277311</text:p>
          </table:table-cell>
          <table:table-cell office:value-type="float" office:value="0.0130261832829809">
            <text:p>0.0130261833</text:p>
          </table:table-cell>
          <table:table-cell office:value-type="float" office:value="1.00297129547962">
            <text:p>1.0029712955</text:p>
          </table:table-cell>
          <table:table-cell office:value-type="float" office:value="0.976194312283737">
            <text:p>0.9761943123</text:p>
          </table:table-cell>
          <table:table-cell office:value-type="float" office:value="1.04592421713424">
            <text:p>1.04592421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575">
            <text:p>34575</text:p>
          </table:table-cell>
          <table:table-cell office:value-type="float" office:value="50468">
            <text:p>50468</text:p>
          </table:table-cell>
          <table:table-cell office:value-type="float" office:value="-31.25">
            <text:p>-31.25</text:p>
          </table:table-cell>
          <table:table-cell office:value-type="float" office:value="-308.75">
            <text:p>-308.75</text:p>
          </table:table-cell>
          <table:table-cell office:value-type="float" office:value="1053.5">
            <text:p>1053.5</text:p>
          </table:table-cell>
          <table:table-cell office:value-type="float" office:value="-0.00133177072235244">
            <text:p>-0.0013317707</text:p>
          </table:table-cell>
          <table:table-cell office:value-type="float" office:value="-0.00892986261749819">
            <text:p>-0.0089298626</text:p>
          </table:table-cell>
          <table:table-cell office:value-type="float" office:value="0.0208746136165491">
            <text:p>0.0208746136</text:p>
          </table:table-cell>
          <table:table-cell office:value-type="float" office:value="0.99534227875375">
            <text:p>0.9953422788</text:p>
          </table:table-cell>
          <table:table-cell office:value-type="float" office:value="0.968901776033636">
            <text:p>0.968901776</text:p>
          </table:table-cell>
          <table:table-cell office:value-type="float" office:value="1.07391521666546">
            <text:p>1.0739152167</text:p>
          </table:table-cell>
          <table:table-cell table:number-columns-repeated="2" office:value-type="float" office:value="0">
            <text:p>0</text:p>
          </table:table-cell>
          <table:table-cell office:value-type="float" office:value="33.5506502116561">
            <text:p>33.550650211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288">
            <text:p>24288</text:p>
          </table:table-cell>
          <table:table-cell office:value-type="float" office:value="36318">
            <text:p>36318</text:p>
          </table:table-cell>
          <table:table-cell office:value-type="float" office:value="52283">
            <text:p>52283</text:p>
          </table:table-cell>
          <table:table-cell office:value-type="float" office:value="-25.375">
            <text:p>-25.375</text:p>
          </table:table-cell>
          <table:table-cell office:value-type="float" office:value="-146.125">
            <text:p>-146.125</text:p>
          </table:table-cell>
          <table:table-cell office:value-type="float" office:value="979.5">
            <text:p>979.5</text:p>
          </table:table-cell>
          <table:table-cell office:value-type="float" office:value="-0.0010447546113307">
            <text:p>-0.0010447546</text:p>
          </table:table-cell>
          <table:table-cell office:value-type="float" office:value="-0.00402348697615507">
            <text:p>-0.004023487</text:p>
          </table:table-cell>
          <table:table-cell office:value-type="float" office:value="0.0187345791174952">
            <text:p>0.0187345791</text:p>
          </table:table-cell>
          <table:table-cell office:value-type="float" office:value="0.99634549822425">
            <text:p>0.9963454982</text:p>
          </table:table-cell>
          <table:table-cell office:value-type="float" office:value="0.985949524940454">
            <text:p>0.9859495249</text:p>
          </table:table-cell>
          <table:table-cell office:value-type="float" office:value="1.06625895644246">
            <text:p>1.06625895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1013">
            <text:p>1013</text:p>
          </table:table-cell>
          <table:table-cell office:value-type="float" office:value="25297">
            <text:p>25297</text:p>
          </table:table-cell>
          <table:table-cell office:value-type="float" office:value="34690">
            <text:p>34690</text:p>
          </table:table-cell>
          <table:table-cell office:value-type="float" office:value="51689">
            <text:p>51689</text:p>
          </table:table-cell>
          <table:table-cell office:value-type="float" office:value="39.75">
            <text:p>39.75</text:p>
          </table:table-cell>
          <table:table-cell office:value-type="float" office:value="-185.375">
            <text:p>-185.375</text:p>
          </table:table-cell>
          <table:table-cell office:value-type="float" office:value="935.5">
            <text:p>935.5</text:p>
          </table:table-cell>
          <table:table-cell office:value-type="float" office:value="0.00157133256907934">
            <text:p>0.0015713326</text:p>
          </table:table-cell>
          <table:table-cell office:value-type="float" office:value="-0.00534375900835976">
            <text:p>-0.005343759</text:p>
          </table:table-cell>
          <table:table-cell office:value-type="float" office:value="0.0180986283348488">
            <text:p>0.0180986283</text:p>
          </table:table-cell>
          <table:table-cell office:value-type="float" office:value="1.00550450340042">
            <text:p>1.0055045034</text:p>
          </table:table-cell>
          <table:table-cell office:value-type="float" office:value="0.981352812761006">
            <text:p>0.9813528128</text:p>
          </table:table-cell>
          <table:table-cell office:value-type="float" office:value="1.06398721745327">
            <text:p>1.0639872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920">
            <text:p>34920</text:p>
          </table:table-cell>
          <table:table-cell office:value-type="float" office:value="51662">
            <text:p>51662</text:p>
          </table:table-cell>
          <table:table-cell office:value-type="float" office:value="-25.125">
            <text:p>-25.125</text:p>
          </table:table-cell>
          <table:table-cell office:value-type="float" office:value="424">
            <text:p>424</text:p>
          </table:table-cell>
          <table:table-cell office:value-type="float" office:value="206.375">
            <text:p>206.375</text:p>
          </table:table-cell>
          <table:table-cell office:value-type="float" office:value="-0.00101269649334946">
            <text:p>-0.0010126965</text:p>
          </table:table-cell>
          <table:table-cell office:value-type="float" office:value="0.0121420389461627">
            <text:p>0.0121420389</text:p>
          </table:table-cell>
          <table:table-cell office:value-type="float" office:value="0.00399471565173629">
            <text:p>0.0039947157</text:p>
          </table:table-cell>
          <table:table-cell office:value-type="float" office:value="0.996457572359485">
            <text:p>0.9964575724</text:p>
          </table:table-cell>
          <table:table-cell office:value-type="float" office:value="1.04278609736672">
            <text:p>1.0427860974</text:p>
          </table:table-cell>
          <table:table-cell office:value-type="float" office:value="1.01401278197723">
            <text:p>1.014012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798">
            <text:p>35798</text:p>
          </table:table-cell>
          <table:table-cell office:value-type="float" office:value="52065">
            <text:p>52065</text:p>
          </table:table-cell>
          <table:table-cell office:value-type="float" office:value="-66">
            <text:p>-66</text:p>
          </table:table-cell>
          <table:table-cell office:value-type="float" office:value="-229.375">
            <text:p>-229.375</text:p>
          </table:table-cell>
          <table:table-cell office:value-type="float" office:value="-204.125">
            <text:p>-204.125</text:p>
          </table:table-cell>
          <table:table-cell office:value-type="float" office:value="-0.00289906000175701">
            <text:p>-0.00289906</text:p>
          </table:table-cell>
          <table:table-cell office:value-type="float" office:value="-0.00640748086485279">
            <text:p>-0.0064074809</text:p>
          </table:table-cell>
          <table:table-cell office:value-type="float" office:value="-0.00392058004417555">
            <text:p>-0.00392058</text:p>
          </table:table-cell>
          <table:table-cell office:value-type="float" office:value="0.989869762909682">
            <text:p>0.9898697629</text:p>
          </table:table-cell>
          <table:table-cell office:value-type="float" office:value="0.977654286362641">
            <text:p>0.9776542864</text:p>
          </table:table-cell>
          <table:table-cell office:value-type="float" office:value="0.986308096903236">
            <text:p>0.9863080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772">
            <text:p>36772</text:p>
          </table:table-cell>
          <table:table-cell office:value-type="float" office:value="52983">
            <text:p>52983</text:p>
          </table:table-cell>
          <table:table-cell office:value-type="float" office:value="-62.5">
            <text:p>-62.5</text:p>
          </table:table-cell>
          <table:table-cell office:value-type="float" office:value="-642.25">
            <text:p>-642.25</text:p>
          </table:table-cell>
          <table:table-cell office:value-type="float" office:value="-815.375">
            <text:p>-815.375</text:p>
          </table:table-cell>
          <table:table-cell office:value-type="float" office:value="-0.00261418771959177">
            <text:p>-0.0026141877</text:p>
          </table:table-cell>
          <table:table-cell office:value-type="float" office:value="-0.017465734798216">
            <text:p>-0.0174657348</text:p>
          </table:table-cell>
          <table:table-cell office:value-type="float" office:value="-0.0153893701753393">
            <text:p>-0.0153893702</text:p>
          </table:table-cell>
          <table:table-cell office:value-type="float" office:value="0.990863737577198">
            <text:p>0.9908637376</text:p>
          </table:table-cell>
          <table:table-cell office:value-type="float" office:value="0.939467829914645">
            <text:p>0.9394678299</text:p>
          </table:table-cell>
          <table:table-cell office:value-type="float" office:value="0.946601396506524">
            <text:p>0.94660139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6652">
            <text:p>36652</text:p>
          </table:table-cell>
          <table:table-cell office:value-type="float" office:value="54385">
            <text:p>54385</text:p>
          </table:table-cell>
          <table:table-cell office:value-type="float" office:value="51.5">
            <text:p>51.5</text:p>
          </table:table-cell>
          <table:table-cell office:value-type="float" office:value="692.5">
            <text:p>692.5</text:p>
          </table:table-cell>
          <table:table-cell office:value-type="float" office:value="-1006.625">
            <text:p>-1006.625</text:p>
          </table:table-cell>
          <table:table-cell office:value-type="float" office:value="0.00209947003668977">
            <text:p>0.00209947</text:p>
          </table:table-cell>
          <table:table-cell office:value-type="float" office:value="0.0188939212048456">
            <text:p>0.0188939212</text:p>
          </table:table-cell>
          <table:table-cell office:value-type="float" office:value="-0.0185092396800588">
            <text:p>-0.0185092397</text:p>
          </table:table-cell>
          <table:table-cell office:value-type="float" office:value="1.00735678436631">
            <text:p>1.0073567844</text:p>
          </table:table-cell>
          <table:table-cell office:value-type="float" office:value="1.06682840552361">
            <text:p>1.0668284055</text:p>
          </table:table-cell>
          <table:table-cell office:value-type="float" office:value="0.93588914134872">
            <text:p>0.93588914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6290">
            <text:p>36290</text:p>
          </table:table-cell>
          <table:table-cell office:value-type="float" office:value="51301">
            <text:p>51301</text:p>
          </table:table-cell>
          <table:table-cell office:value-type="float" office:value="297.25">
            <text:p>297.25</text:p>
          </table:table-cell>
          <table:table-cell office:value-type="float" office:value="159.75">
            <text:p>159.75</text:p>
          </table:table-cell>
          <table:table-cell office:value-type="float" office:value="-1872.5">
            <text:p>-1872.5</text:p>
          </table:table-cell>
          <table:table-cell office:value-type="float" office:value="0.0115195318555263">
            <text:p>0.0115195319</text:p>
          </table:table-cell>
          <table:table-cell office:value-type="float" office:value="0.0044020391292367">
            <text:p>0.0044020391</text:p>
          </table:table-cell>
          <table:table-cell office:value-type="float" office:value="-0.0365002631527651">
            <text:p>-0.0365002632</text:p>
          </table:table-cell>
          <table:table-cell office:value-type="float" office:value="1.04057845273812">
            <text:p>1.0405784527</text:p>
          </table:table-cell>
          <table:table-cell office:value-type="float" office:value="1.01544511773138">
            <text:p>1.0154451177</text:p>
          </table:table-cell>
          <table:table-cell office:value-type="float" office:value="0.874860326617356">
            <text:p>0.8748603266</text:p>
          </table:table-cell>
          <table:table-cell table:number-columns-repeated="2" office:value-type="float" office:value="0">
            <text:p>0</text:p>
          </table:table-cell>
          <table:table-cell office:value-type="float" office:value="-18.641475482215">
            <text:p>-18.641475482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5375">
            <text:p>35375</text:p>
          </table:table-cell>
          <table:table-cell office:value-type="float" office:value="50418">
            <text:p>50418</text:p>
          </table:table-cell>
          <table:table-cell office:value-type="float" office:value="549.75">
            <text:p>549.75</text:p>
          </table:table-cell>
          <table:table-cell office:value-type="float" office:value="-1862.75">
            <text:p>-1862.75</text:p>
          </table:table-cell>
          <table:table-cell office:value-type="float" office:value="-260.5">
            <text:p>-260.5</text:p>
          </table:table-cell>
          <table:table-cell office:value-type="float" office:value="0.0207727186850557">
            <text:p>0.0207727187</text:p>
          </table:table-cell>
          <table:table-cell office:value-type="float" office:value="-0.0526572438162544">
            <text:p>-0.0526572438</text:p>
          </table:table-cell>
          <table:table-cell office:value-type="float" office:value="-0.00516680550597009">
            <text:p>-0.0051668055</text:p>
          </table:table-cell>
          <table:table-cell office:value-type="float" office:value="1.07355026684717">
            <text:p>1.0735502668</text:p>
          </table:table-cell>
          <table:table-cell office:value-type="float" office:value="0.821134305882706">
            <text:p>0.8211343059</text:p>
          </table:table-cell>
          <table:table-cell office:value-type="float" office:value="0.981968504652212">
            <text:p>0.9819685047</text:p>
          </table:table-cell>
          <table:table-cell office:value-type="float" office:value="33.7135354133822">
            <text:p>33.7135354134</text:p>
          </table:table-cell>
          <table:table-cell office:value-type="float" office:value="-12.8136794919144">
            <text:p>-12.8136794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850">
            <text:p>35850</text:p>
          </table:table-cell>
          <table:table-cell office:value-type="float" office:value="51903">
            <text:p>51903</text:p>
          </table:table-cell>
          <table:table-cell office:value-type="float" office:value="-2114.75">
            <text:p>-2114.75</text:p>
          </table:table-cell>
          <table:table-cell office:value-type="float" office:value="620.625">
            <text:p>620.625</text:p>
          </table:table-cell>
          <table:table-cell office:value-type="float" office:value="-876.125">
            <text:p>-876.125</text:p>
          </table:table-cell>
          <table:table-cell office:value-type="float" office:value="-0.0846170774647887">
            <text:p>-0.0846170775</text:p>
          </table:table-cell>
          <table:table-cell office:value-type="float" office:value="0.0173117154811715">
            <text:p>0.0173117155</text:p>
          </table:table-cell>
          <table:table-cell office:value-type="float" office:value="-0.0168800454694334">
            <text:p>-0.0168800455</text:p>
          </table:table-cell>
          <table:table-cell office:value-type="float" office:value="0.717873926478656">
            <text:p>0.7178739265</text:p>
          </table:table-cell>
          <table:table-cell office:value-type="float" office:value="1.06117840735019">
            <text:p>1.0611784074</text:p>
          </table:table-cell>
          <table:table-cell office:value-type="float" office:value="0.941478315289682">
            <text:p>0.9414783153</text:p>
          </table:table-cell>
          <table:table-cell office:value-type="float" office:value="-7.83989567361977">
            <text:p>-7.83989567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3890">
            <text:p>23890</text:p>
          </table:table-cell>
          <table:table-cell office:value-type="float" office:value="35392">
            <text:p>35392</text:p>
          </table:table-cell>
          <table:table-cell office:value-type="float" office:value="52342">
            <text:p>52342</text:p>
          </table:table-cell>
          <table:table-cell office:value-type="float" office:value="-2154.75">
            <text:p>-2154.75</text:p>
          </table:table-cell>
          <table:table-cell office:value-type="float" office:value="612">
            <text:p>612</text:p>
          </table:table-cell>
          <table:table-cell office:value-type="float" office:value="-1086.75">
            <text:p>-1086.75</text:p>
          </table:table-cell>
          <table:table-cell office:value-type="float" office:value="-0.0901946421096693">
            <text:p>-0.0901946421</text:p>
          </table:table-cell>
          <table:table-cell office:value-type="float" office:value="0.0172920433996383">
            <text:p>0.0172920434</text:p>
          </table:table-cell>
          <table:table-cell office:value-type="float" office:value="-0.0207624851935348">
            <text:p>-0.0207624852</text:p>
          </table:table-cell>
          <table:table-cell office:value-type="float" office:value="0.700263496608128">
            <text:p>0.7002634966</text:p>
          </table:table-cell>
          <table:table-cell office:value-type="float" office:value="1.06110822083801">
            <text:p>1.0611082208</text:p>
          </table:table-cell>
          <table:table-cell office:value-type="float" office:value="0.928176220173795">
            <text:p>0.9281762202</text:p>
          </table:table-cell>
          <table:table-cell office:value-type="float" office:value="-7.33298230148553">
            <text:p>-7.3329823015</text:p>
          </table:table-cell>
          <table:table-cell office:value-type="float" office:value="0">
            <text:p>0</text:p>
          </table:table-cell>
          <table:table-cell office:value-type="float" office:value="-33.0368105254013">
            <text:p>-33.036810525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20301">
            <text:p>20301</text:p>
          </table:table-cell>
          <table:table-cell office:value-type="float" office:value="34942">
            <text:p>34942</text:p>
          </table:table-cell>
          <table:table-cell office:value-type="float" office:value="49661">
            <text:p>49661</text:p>
          </table:table-cell>
          <table:table-cell office:value-type="float" office:value="-1770.75">
            <text:p>-1770.75</text:p>
          </table:table-cell>
          <table:table-cell office:value-type="float" office:value="143">
            <text:p>143</text:p>
          </table:table-cell>
          <table:table-cell office:value-type="float" office:value="-1900.875">
            <text:p>-1900.875</text:p>
          </table:table-cell>
          <table:table-cell office:value-type="float" office:value="-0.0872247672528447">
            <text:p>-0.0872247673</text:p>
          </table:table-cell>
          <table:table-cell office:value-type="float" office:value="0.0040924961364547">
            <text:p>0.0040924961</text:p>
          </table:table-cell>
          <table:table-cell office:value-type="float" office:value="-0.0382770181832827">
            <text:p>-0.0382770182</text:p>
          </table:table-cell>
          <table:table-cell office:value-type="float" office:value="0.709625308258777">
            <text:p>0.7096253083</text:p>
          </table:table-cell>
          <table:table-cell office:value-type="float" office:value="1.01435656358586">
            <text:p>1.0143565636</text:p>
          </table:table-cell>
          <table:table-cell office:value-type="float" office:value="0.868902091395677">
            <text:p>0.8689020914</text:p>
          </table:table-cell>
          <table:table-cell office:value-type="float" office:value="-7.59483390948321">
            <text:p>-7.5948339095</text:p>
          </table:table-cell>
          <table:table-cell office:value-type="float" office:value="0">
            <text:p>0</text:p>
          </table:table-cell>
          <table:table-cell office:value-type="float" office:value="-17.7598757670144">
            <text:p>-17.75987576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office:value-type="float" office:value="1260">
            <text:p>1260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7715">
            <text:p>17715</text:p>
          </table:table-cell>
          <table:table-cell office:value-type="float" office:value="30442">
            <text:p>30442</text:p>
          </table:table-cell>
          <table:table-cell office:value-type="float" office:value="49692">
            <text:p>49692</text:p>
          </table:table-cell>
          <table:table-cell office:value-type="float" office:value="-1446.5">
            <text:p>-1446.5</text:p>
          </table:table-cell>
          <table:table-cell office:value-type="float" office:value="-2545.125">
            <text:p>-2545.125</text:p>
          </table:table-cell>
          <table:table-cell office:value-type="float" office:value="-324.875">
            <text:p>-324.875</text:p>
          </table:table-cell>
          <table:table-cell office:value-type="float" office:value="-0.0816539655659046">
            <text:p>-0.0816539656</text:p>
          </table:table-cell>
          <table:table-cell office:value-type="float" office:value="-0.0836057092175284">
            <text:p>-0.0836057092</text:p>
          </table:table-cell>
          <table:table-cell office:value-type="float" office:value="-0.006537772679707">
            <text:p>-0.0065377727</text:p>
          </table:table-cell>
          <table:table-cell office:value-type="float" office:value="0.727279165900904">
            <text:p>0.7272791659</text:p>
          </table:table-cell>
          <table:table-cell office:value-type="float" office:value="0.721080250381632">
            <text:p>0.7210802504</text:p>
          </table:table-cell>
          <table:table-cell office:value-type="float" office:value="0.977201570865384">
            <text:p>0.9772015709</text:p>
          </table:table-cell>
          <table:table-cell office:value-type="float" office:value="-8.13734346802618">
            <text:p>-8.137343468</text:p>
          </table:table-cell>
          <table:table-cell office:value-type="float" office:value="-7.9390519405168">
            <text:p>-7.93905194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2600">
            <text:p>12600</text:p>
          </table:table-cell>
          <table:table-cell office:value-type="float" office:value="29212">
            <text:p>29212</text:p>
          </table:table-cell>
          <table:table-cell office:value-type="float" office:value="49485">
            <text:p>49485</text:p>
          </table:table-cell>
          <table:table-cell office:value-type="float" office:value="-880.75">
            <text:p>-880.75</text:p>
          </table:table-cell>
          <table:table-cell office:value-type="float" office:value="-557.25">
            <text:p>-557.25</text:p>
          </table:table-cell>
          <table:table-cell office:value-type="float" office:value="-900.125">
            <text:p>-900.125</text:p>
          </table:table-cell>
          <table:table-cell office:value-type="float" office:value="-0.0699007936507936">
            <text:p>-0.0699007937</text:p>
          </table:table-cell>
          <table:table-cell office:value-type="float" office:value="-0.0190760646309736">
            <text:p>-0.0190760646</text:p>
          </table:table-cell>
          <table:table-cell office:value-type="float" office:value="-0.0181898555117712">
            <text:p>-0.0181898555</text:p>
          </table:table-cell>
          <table:table-cell office:value-type="float" office:value="0.764924019290124">
            <text:p>0.7649240193</text:p>
          </table:table-cell>
          <table:table-cell office:value-type="float" office:value="0.933947010425531">
            <text:p>0.9339470104</text:p>
          </table:table-cell>
          <table:table-cell office:value-type="float" office:value="0.936984012562137">
            <text:p>0.9369840126</text:p>
          </table:table-cell>
          <table:table-cell office:value-type="float" office:value="-9.56539717839752">
            <text:p>-9.56539717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2492">
            <text:p>12492</text:p>
          </table:table-cell>
          <table:table-cell office:value-type="float" office:value="29344">
            <text:p>29344</text:p>
          </table:table-cell>
          <table:table-cell office:value-type="float" office:value="50673">
            <text:p>50673</text:p>
          </table:table-cell>
          <table:table-cell office:value-type="float" office:value="-815">
            <text:p>-815</text:p>
          </table:table-cell>
          <table:table-cell office:value-type="float" office:value="-698.625">
            <text:p>-698.625</text:p>
          </table:table-cell>
          <table:table-cell office:value-type="float" office:value="-1119.125">
            <text:p>-1119.125</text:p>
          </table:table-cell>
          <table:table-cell office:value-type="float" office:value="-0.0652417547230227">
            <text:p>-0.0652417547</text:p>
          </table:table-cell>
          <table:table-cell office:value-type="float" office:value="-0.0238081038713195">
            <text:p>-0.0238081039</text:p>
          </table:table-cell>
          <table:table-cell office:value-type="float" office:value="-0.0220852327669568">
            <text:p>-0.0220852328</text:p>
          </table:table-cell>
          <table:table-cell office:value-type="float" office:value="0.779996572125725">
            <text:p>0.7799965721</text:p>
          </table:table-cell>
          <table:table-cell office:value-type="float" office:value="0.917782615037879">
            <text:p>0.917782615</text:p>
          </table:table-cell>
          <table:table-cell office:value-type="float" office:value="0.923657690028138">
            <text:p>0.92365769</text:p>
          </table:table-cell>
          <table:table-cell office:value-type="float" office:value="-10.2738174663848">
            <text:p>-10.2738174664</text:p>
          </table:table-cell>
          <table:table-cell office:value-type="float" office:value="-28.7659524400629">
            <text:p>-28.7659524401</text:p>
          </table:table-cell>
          <table:table-cell office:value-type="float" office:value="-31.037233787248">
            <text:p>-31.037233787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14184">
            <text:p>14184</text:p>
          </table:table-cell>
          <table:table-cell office:value-type="float" office:value="26631">
            <text:p>26631</text:p>
          </table:table-cell>
          <table:table-cell office:value-type="float" office:value="48679">
            <text:p>48679</text:p>
          </table:table-cell>
          <table:table-cell office:value-type="float" office:value="-582.375">
            <text:p>-582.375</text:p>
          </table:table-cell>
          <table:table-cell office:value-type="float" office:value="-2205.625">
            <text:p>-2205.625</text:p>
          </table:table-cell>
          <table:table-cell office:value-type="float" office:value="-1827.125">
            <text:p>-1827.125</text:p>
          </table:table-cell>
          <table:table-cell office:value-type="float" office:value="-0.0410585871404399">
            <text:p>-0.0410585871</text:p>
          </table:table-cell>
          <table:table-cell office:value-type="float" office:value="-0.0828217115391837">
            <text:p>-0.0828217115</text:p>
          </table:table-cell>
          <table:table-cell office:value-type="float" office:value="-0.0375341523038682">
            <text:p>-0.0375341523</text:p>
          </table:table-cell>
          <table:table-cell office:value-type="float" office:value="0.85959912786128">
            <text:p>0.8595991279</text:p>
          </table:table-cell>
          <table:table-cell office:value-type="float" office:value="0.723568503981325">
            <text:p>0.723568504</text:p>
          </table:table-cell>
          <table:table-cell office:value-type="float" office:value="0.871391739611234">
            <text:p>0.8713917396</text:p>
          </table:table-cell>
          <table:table-cell office:value-type="float" office:value="-16.5329100976218">
            <text:p>-16.5329100976</text:p>
          </table:table-cell>
          <table:table-cell office:value-type="float" office:value="-8.01758151780112">
            <text:p>-8.0175815178</text:p>
          </table:table-cell>
          <table:table-cell office:value-type="float" office:value="-18.1183229724249">
            <text:p>-18.118322972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940">
            <text:p>1940</text:p>
          </table:table-cell>
          <table:table-cell office:value-type="float" office:value="15462">
            <text:p>15462</text:p>
          </table:table-cell>
          <table:table-cell office:value-type="float" office:value="25839">
            <text:p>25839</text:p>
          </table:table-cell>
          <table:table-cell office:value-type="float" office:value="45754">
            <text:p>45754</text:p>
          </table:table-cell>
          <table:table-cell office:value-type="float" office:value="-270">
            <text:p>-270</text:p>
          </table:table-cell>
          <table:table-cell office:value-type="float" office:value="-986.625">
            <text:p>-986.625</text:p>
          </table:table-cell>
          <table:table-cell office:value-type="float" office:value="-2456">
            <text:p>-2456</text:p>
          </table:table-cell>
          <table:table-cell office:value-type="float" office:value="-0.0174621653084983">
            <text:p>-0.0174621653</text:p>
          </table:table-cell>
          <table:table-cell office:value-type="float" office:value="-0.0381835597352839">
            <text:p>-0.0381835597</text:p>
          </table:table-cell>
          <table:table-cell office:value-type="float" office:value="-0.0536783669187393">
            <text:p>-0.0536783669</text:p>
          </table:table-cell>
          <table:table-cell office:value-type="float" office:value="0.939480078766088">
            <text:p>0.9394800788</text:p>
          </table:table-cell>
          <table:table-cell office:value-type="float" office:value="0.86921519002526">
            <text:p>0.86921519</text:p>
          </table:table-cell>
          <table:table-cell office:value-type="float" office:value="0.817773195251535">
            <text:p>0.8177731953</text:p>
          </table:table-cell>
          <table:table-cell office:value-type="float" office:value="0">
            <text:p>0</text:p>
          </table:table-cell>
          <table:table-cell office:value-type="float" office:value="-17.804204416847">
            <text:p>-17.8042044168</text:p>
          </table:table-cell>
          <table:table-cell office:value-type="float" office:value="-12.5632103914248">
            <text:p>-12.563210391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2600">
            <text:p>12600</text:p>
          </table:table-cell>
          <table:table-cell office:value-type="float" office:value="23622">
            <text:p>23622</text:p>
          </table:table-cell>
          <table:table-cell office:value-type="float" office:value="42912">
            <text:p>42912</text:p>
          </table:table-cell>
          <table:table-cell office:value-type="float" office:value="-880.75">
            <text:p>-880.75</text:p>
          </table:table-cell>
          <table:table-cell office:value-type="float" office:value="-2030.75">
            <text:p>-2030.75</text:p>
          </table:table-cell>
          <table:table-cell office:value-type="float" office:value="-2874.375">
            <text:p>-2874.375</text:p>
          </table:table-cell>
          <table:table-cell office:value-type="float" office:value="-0.0699007936507936">
            <text:p>-0.0699007937</text:p>
          </table:table-cell>
          <table:table-cell office:value-type="float" office:value="-0.0859685886038439">
            <text:p>-0.0859685886</text:p>
          </table:table-cell>
          <table:table-cell office:value-type="float" office:value="-0.0669830117449664">
            <text:p>-0.0669830117</text:p>
          </table:table-cell>
          <table:table-cell office:value-type="float" office:value="0.764924019290124">
            <text:p>0.7649240193</text:p>
          </table:table-cell>
          <table:table-cell office:value-type="float" office:value="0.713595512410559">
            <text:p>0.7135955124</text:p>
          </table:table-cell>
          <table:table-cell office:value-type="float" office:value="0.774353437662973">
            <text:p>0.7743534377</text:p>
          </table:table-cell>
          <table:table-cell office:value-type="float" office:value="-9.56539717839752">
            <text:p>-9.5653971784</text:p>
          </table:table-cell>
          <table:table-cell office:value-type="float" office:value="-7.71103070232023">
            <text:p>-7.7110307023</text:p>
          </table:table-cell>
          <table:table-cell office:value-type="float" office:value="-9.9975260958935">
            <text:p>-9.997526095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2492">
            <text:p>12492</text:p>
          </table:table-cell>
          <table:table-cell office:value-type="float" office:value="22652">
            <text:p>22652</text:p>
          </table:table-cell>
          <table:table-cell office:value-type="float" office:value="40627">
            <text:p>40627</text:p>
          </table:table-cell>
          <table:table-cell office:value-type="float" office:value="-815">
            <text:p>-815</text:p>
          </table:table-cell>
          <table:table-cell office:value-type="float" office:value="-2082.625">
            <text:p>-2082.625</text:p>
          </table:table-cell>
          <table:table-cell office:value-type="float" office:value="-2861.625">
            <text:p>-2861.625</text:p>
          </table:table-cell>
          <table:table-cell office:value-type="float" office:value="-0.0652417547230227">
            <text:p>-0.0652417547</text:p>
          </table:table-cell>
          <table:table-cell office:value-type="float" office:value="-0.0919400052975455">
            <text:p>-0.0919400053</text:p>
          </table:table-cell>
          <table:table-cell office:value-type="float" office:value="-0.0704365323553302">
            <text:p>-0.0704365324</text:p>
          </table:table-cell>
          <table:table-cell office:value-type="float" office:value="0.779996572125725">
            <text:p>0.7799965721</text:p>
          </table:table-cell>
          <table:table-cell office:value-type="float" office:value="0.694777792023852">
            <text:p>0.694777792</text:p>
          </table:table-cell>
          <table:table-cell office:value-type="float" office:value="0.763196294733221">
            <text:p>0.7631962947</text:p>
          </table:table-cell>
          <table:table-cell office:value-type="float" office:value="-10.2738174663848">
            <text:p>-10.2738174664</text:p>
          </table:table-cell>
          <table:table-cell office:value-type="float" office:value="-7.18698127217908">
            <text:p>-7.1869812722</text:p>
          </table:table-cell>
          <table:table-cell office:value-type="float" office:value="-9.48994184294332">
            <text:p>-9.489941842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3744">
            <text:p>13744</text:p>
          </table:table-cell>
          <table:table-cell office:value-type="float" office:value="20411">
            <text:p>20411</text:p>
          </table:table-cell>
          <table:table-cell office:value-type="float" office:value="34529">
            <text:p>34529</text:p>
          </table:table-cell>
          <table:table-cell office:value-type="float" office:value="-802.75">
            <text:p>-802.75</text:p>
          </table:table-cell>
          <table:table-cell office:value-type="float" office:value="-1691.75">
            <text:p>-1691.75</text:p>
          </table:table-cell>
          <table:table-cell office:value-type="float" office:value="-2436.125">
            <text:p>-2436.125</text:p>
          </table:table-cell>
          <table:table-cell office:value-type="float" office:value="-0.0584073050058207">
            <text:p>-0.058407305</text:p>
          </table:table-cell>
          <table:table-cell office:value-type="float" office:value="-0.0828842290921562">
            <text:p>-0.0828842291</text:p>
          </table:table-cell>
          <table:table-cell office:value-type="float" office:value="-0.0705530134090185">
            <text:p>-0.0705530134</text:p>
          </table:table-cell>
          <table:table-cell office:value-type="float" office:value="0.802260802504592">
            <text:p>0.8022608025</text:p>
          </table:table-cell>
          <table:table-cell office:value-type="float" office:value="0.723369997224567">
            <text:p>0.7233699972</text:p>
          </table:table-cell>
          <table:table-cell office:value-type="float" office:value="0.762820799362578">
            <text:p>0.7628207994</text:p>
          </table:table-cell>
          <table:table-cell office:value-type="float" office:value="-11.5174244628555">
            <text:p>-11.5174244629</text:p>
          </table:table-cell>
          <table:table-cell office:value-type="float" office:value="-8.01126493745569">
            <text:p>-8.0112649375</text:p>
          </table:table-cell>
          <table:table-cell office:value-type="float" office:value="-9.47368782949457">
            <text:p>-9.473687829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1200">
            <text:p>11200</text:p>
          </table:table-cell>
          <table:table-cell office:value-type="float" office:value="19580">
            <text:p>19580</text:p>
          </table:table-cell>
          <table:table-cell office:value-type="float" office:value="30044">
            <text:p>30044</text:p>
          </table:table-cell>
          <table:table-cell office:value-type="float" office:value="-246.125">
            <text:p>-246.125</text:p>
          </table:table-cell>
          <table:table-cell office:value-type="float" office:value="-17.875">
            <text:p>-17.875</text:p>
          </table:table-cell>
          <table:table-cell office:value-type="float" office:value="-1890.5">
            <text:p>-1890.5</text:p>
          </table:table-cell>
          <table:table-cell office:value-type="float" office:value="-0.0219754464285714">
            <text:p>-0.0219754464</text:p>
          </table:table-cell>
          <table:table-cell office:value-type="float" office:value="-0.000912921348314607">
            <text:p>-0.0009129213</text:p>
          </table:table-cell>
          <table:table-cell office:value-type="float" office:value="-0.06292437757955">
            <text:p>-0.0629243776</text:p>
          </table:table-cell>
          <table:table-cell office:value-type="float" office:value="0.924032461181641">
            <text:p>0.9240324612</text:p>
          </table:table-cell>
          <table:table-cell office:value-type="float" office:value="0.99680640879466">
            <text:p>0.9968064088</text:p>
          </table:table-cell>
          <table:table-cell office:value-type="float" office:value="0.787525253967372">
            <text:p>0.787525254</text:p>
          </table:table-cell>
          <table:table-cell office:value-type="float" office:value="-31.1940359447446">
            <text:p>-31.1940359447</text:p>
          </table:table-cell>
          <table:table-cell office:value-type="float" office:value="0">
            <text:p>0</text:p>
          </table:table-cell>
          <table:table-cell office:value-type="float" office:value="-10.6652314198067">
            <text:p>-10.665231419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186">
            <text:p>1186</text:p>
          </table:table-cell>
          <table:table-cell office:value-type="float" office:value="9648">
            <text:p>9648</text:p>
          </table:table-cell>
          <table:table-cell office:value-type="float" office:value="17946">
            <text:p>17946</text:p>
          </table:table-cell>
          <table:table-cell office:value-type="float" office:value="29505">
            <text:p>29505</text:p>
          </table:table-cell>
          <table:table-cell office:value-type="float" office:value="-658">
            <text:p>-658</text:p>
          </table:table-cell>
          <table:table-cell office:value-type="float" office:value="-218.25">
            <text:p>-218.25</text:p>
          </table:table-cell>
          <table:table-cell office:value-type="float" office:value="-333.375">
            <text:p>-333.375</text:p>
          </table:table-cell>
          <table:table-cell office:value-type="float" office:value="-0.0682006633499171">
            <text:p>-0.0682006633</text:p>
          </table:table-cell>
          <table:table-cell office:value-type="float" office:value="-0.0121614844533601">
            <text:p>-0.0121614845</text:p>
          </table:table-cell>
          <table:table-cell office:value-type="float" office:value="-0.0112989323843416">
            <text:p>-0.0112989324</text:p>
          </table:table-cell>
          <table:table-cell office:value-type="float" office:value="0.770414286018773">
            <text:p>0.770414286</text:p>
          </table:table-cell>
          <table:table-cell office:value-type="float" office:value="0.957724691753294">
            <text:p>0.9577246918</text:p>
          </table:table-cell>
          <table:table-cell office:value-type="float" office:value="0.960703961765935">
            <text:p>0.9607039618</text:p>
          </table:table-cell>
          <table:table-cell office:value-type="float" office:value="-9.81269609125849">
            <text:p>-9.81269609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319">
            <text:p>1319</text:p>
          </table:table-cell>
          <table:table-cell office:value-type="float" office:value="9792">
            <text:p>9792</text:p>
          </table:table-cell>
          <table:table-cell office:value-type="float" office:value="18009">
            <text:p>18009</text:p>
          </table:table-cell>
          <table:table-cell office:value-type="float" office:value="28770">
            <text:p>28770</text:p>
          </table:table-cell>
          <table:table-cell office:value-type="float" office:value="-594">
            <text:p>-594</text:p>
          </table:table-cell>
          <table:table-cell office:value-type="float" office:value="-183.375">
            <text:p>-183.375</text:p>
          </table:table-cell>
          <table:table-cell office:value-type="float" office:value="-309.75">
            <text:p>-309.75</text:p>
          </table:table-cell>
          <table:table-cell office:value-type="float" office:value="-0.0606617647058824">
            <text:p>-0.0606617647</text:p>
          </table:table-cell>
          <table:table-cell office:value-type="float" office:value="-0.0101824087956022">
            <text:p>-0.0101824088</text:p>
          </table:table-cell>
          <table:table-cell office:value-type="float" office:value="-0.0107664233576642">
            <text:p>-0.0107664234</text:p>
          </table:table-cell>
          <table:table-cell office:value-type="float" office:value="0.794896328935986">
            <text:p>0.7948963289</text:p>
          </table:table-cell>
          <table:table-cell office:value-type="float" office:value="0.964564784855199">
            <text:p>0.9645647849</text:p>
          </table:table-cell>
          <table:table-cell office:value-type="float" office:value="0.962544713357131">
            <text:p>0.9625447134</text:p>
          </table:table-cell>
          <table:table-cell office:value-type="float" office:value="-11.0762381521496">
            <text:p>-11.0762381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988">
            <text:p>988</text:p>
          </table:table-cell>
          <table:table-cell office:value-type="float" office:value="11680">
            <text:p>11680</text:p>
          </table:table-cell>
          <table:table-cell office:value-type="float" office:value="18711">
            <text:p>18711</text:p>
          </table:table-cell>
          <table:table-cell office:value-type="float" office:value="30294">
            <text:p>30294</text:p>
          </table:table-cell>
          <table:table-cell office:value-type="float" office:value="-734">
            <text:p>-734</text:p>
          </table:table-cell>
          <table:table-cell office:value-type="float" office:value="-588.875">
            <text:p>-588.875</text:p>
          </table:table-cell>
          <table:table-cell office:value-type="float" office:value="-1108.75">
            <text:p>-1108.75</text:p>
          </table:table-cell>
          <table:table-cell office:value-type="float" office:value="-0.0628424657534247">
            <text:p>-0.0628424658</text:p>
          </table:table-cell>
          <table:table-cell office:value-type="float" office:value="-0.0314721286943509">
            <text:p>-0.0314721287</text:p>
          </table:table-cell>
          <table:table-cell office:value-type="float" office:value="-0.0365996566976959">
            <text:p>-0.0365996567</text:p>
          </table:table-cell>
          <table:table-cell office:value-type="float" office:value="0.787791753846876">
            <text:p>0.7877917538</text:p>
          </table:table-cell>
          <table:table-cell office:value-type="float" office:value="0.891788919543497">
            <text:p>0.8917889195</text:p>
          </table:table-cell>
          <table:table-cell office:value-type="float" office:value="0.874526689904027">
            <text:p>0.8745266899</text:p>
          </table:table-cell>
          <table:table-cell office:value-type="float" office:value="-10.6795946651728">
            <text:p>-10.6795946652</text:p>
          </table:table-cell>
          <table:table-cell office:value-type="float" office:value="-21.6757387672824">
            <text:p>-21.6757387673</text:p>
          </table:table-cell>
          <table:table-cell office:value-type="float" office:value="-18.5898979202525">
            <text:p>-18.589897920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950">
            <text:p>950</text:p>
          </table:table-cell>
          <table:table-cell office:value-type="float" office:value="11072">
            <text:p>11072</text:p>
          </table:table-cell>
          <table:table-cell office:value-type="float" office:value="17480">
            <text:p>17480</text:p>
          </table:table-cell>
          <table:table-cell office:value-type="float" office:value="33898">
            <text:p>33898</text:p>
          </table:table-cell>
          <table:table-cell office:value-type="float" office:value="-720">
            <text:p>-720</text:p>
          </table:table-cell>
          <table:table-cell office:value-type="float" office:value="-361.25">
            <text:p>-361.25</text:p>
          </table:table-cell>
          <table:table-cell office:value-type="float" office:value="-1011.5">
            <text:p>-1011.5</text:p>
          </table:table-cell>
          <table:table-cell office:value-type="float" office:value="-0.065028901734104">
            <text:p>-0.0650289017</text:p>
          </table:table-cell>
          <table:table-cell office:value-type="float" office:value="-0.02066647597254">
            <text:p>-0.020666476</text:p>
          </table:table-cell>
          <table:table-cell office:value-type="float" office:value="-0.029839518555667">
            <text:p>-0.0298395186</text:p>
          </table:table-cell>
          <table:table-cell office:value-type="float" office:value="0.780687209729694">
            <text:p>0.7806872097</text:p>
          </table:table-cell>
          <table:table-cell office:value-type="float" office:value="0.928504456425192">
            <text:p>0.9285044564</text:p>
          </table:table-cell>
          <table:table-cell office:value-type="float" office:value="0.897306862915728">
            <text:p>0.8973068629</text:p>
          </table:table-cell>
          <table:table-cell office:value-type="float" office:value="-10.3086060971696">
            <text:p>-10.3086060972</text:p>
          </table:table-cell>
          <table:table-cell office:value-type="float" office:value="-33.1919093479296">
            <text:p>-33.1919093479</text:p>
          </table:table-cell>
          <table:table-cell office:value-type="float" office:value="-22.8808442974359">
            <text:p>-22.880844297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998">
            <text:p>1998</text:p>
          </table:table-cell>
          <table:table-cell office:value-type="float" office:value="916">
            <text:p>916</text:p>
          </table:table-cell>
          <table:table-cell office:value-type="float" office:value="9648">
            <text:p>9648</text:p>
          </table:table-cell>
          <table:table-cell office:value-type="float" office:value="16140">
            <text:p>16140</text:p>
          </table:table-cell>
          <table:table-cell office:value-type="float" office:value="32810">
            <text:p>32810</text:p>
          </table:table-cell>
          <table:table-cell office:value-type="float" office:value="-658">
            <text:p>-658</text:p>
          </table:table-cell>
          <table:table-cell office:value-type="float" office:value="-353.75">
            <text:p>-353.75</text:p>
          </table:table-cell>
          <table:table-cell office:value-type="float" office:value="-348.5">
            <text:p>-348.5</text:p>
          </table:table-cell>
          <table:table-cell office:value-type="float" office:value="-0.0682006633499171">
            <text:p>-0.0682006633</text:p>
          </table:table-cell>
          <table:table-cell office:value-type="float" office:value="-0.0219175960346964">
            <text:p>-0.021917596</text:p>
          </table:table-cell>
          <table:table-cell office:value-type="float" office:value="-0.0106217616580311">
            <text:p>-0.0106217617</text:p>
          </table:table-cell>
          <table:table-cell office:value-type="float" office:value="0.770414286018773">
            <text:p>0.770414286</text:p>
          </table:table-cell>
          <table:table-cell office:value-type="float" office:value="0.924229960669805">
            <text:p>0.9242299607</text:p>
          </table:table-cell>
          <table:table-cell office:value-type="float" office:value="0.963044964965502">
            <text:p>0.963044965</text:p>
          </table:table-cell>
          <table:table-cell office:value-type="float" office:value="-9.81269609125849">
            <text:p>-9.8126960913</text:p>
          </table:table-cell>
          <table:table-cell office:value-type="float" office:value="-31.2772926036074">
            <text:p>-31.277292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859">
            <text:p>859</text:p>
          </table:table-cell>
          <table:table-cell office:value-type="float" office:value="9792">
            <text:p>9792</text:p>
          </table:table-cell>
          <table:table-cell office:value-type="float" office:value="16030">
            <text:p>16030</text:p>
          </table:table-cell>
          <table:table-cell office:value-type="float" office:value="29546">
            <text:p>29546</text:p>
          </table:table-cell>
          <table:table-cell office:value-type="float" office:value="-594">
            <text:p>-594</text:p>
          </table:table-cell>
          <table:table-cell office:value-type="float" office:value="-512.5">
            <text:p>-512.5</text:p>
          </table:table-cell>
          <table:table-cell office:value-type="float" office:value="-246.5">
            <text:p>-246.5</text:p>
          </table:table-cell>
          <table:table-cell office:value-type="float" office:value="-0.0606617647058824">
            <text:p>-0.0606617647</text:p>
          </table:table-cell>
          <table:table-cell office:value-type="float" office:value="-0.0319713038053649">
            <text:p>-0.0319713038</text:p>
          </table:table-cell>
          <table:table-cell office:value-type="float" office:value="-0.00834292289988492">
            <text:p>-0.0083429229</text:p>
          </table:table-cell>
          <table:table-cell office:value-type="float" office:value="0.794896328935986">
            <text:p>0.7948963289</text:p>
          </table:table-cell>
          <table:table-cell office:value-type="float" office:value="0.890103878644572">
            <text:p>0.8901038786</text:p>
          </table:table-cell>
          <table:table-cell office:value-type="float" office:value="0.970936194400929">
            <text:p>0.9709361944</text:p>
          </table:table-cell>
          <table:table-cell office:value-type="float" office:value="-11.0762381521496">
            <text:p>-11.0762381521</text:p>
          </table:table-cell>
          <table:table-cell office:value-type="float" office:value="-21.3318408674665">
            <text:p>-21.3318408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00">
            <text:p>700</text:p>
          </table:table-cell>
          <table:table-cell office:value-type="float" office:value="1780">
            <text:p>1780</text:p>
          </table:table-cell>
          <table:table-cell office:value-type="float" office:value="8032">
            <text:p>8032</text:p>
          </table:table-cell>
          <table:table-cell office:value-type="float" office:value="15393">
            <text:p>15393</text:p>
          </table:table-cell>
          <table:table-cell office:value-type="float" office:value="26220">
            <text:p>26220</text:p>
          </table:table-cell>
          <table:table-cell office:value-type="float" office:value="-172">
            <text:p>-172</text:p>
          </table:table-cell>
          <table:table-cell office:value-type="float" office:value="-522.375">
            <text:p>-522.375</text:p>
          </table:table-cell>
          <table:table-cell office:value-type="float" office:value="-541.875">
            <text:p>-541.875</text:p>
          </table:table-cell>
          <table:table-cell office:value-type="float" office:value="-0.0214143426294821">
            <text:p>-0.0214143426</text:p>
          </table:table-cell>
          <table:table-cell office:value-type="float" office:value="-0.0339358799454297">
            <text:p>-0.0339358799</text:p>
          </table:table-cell>
          <table:table-cell office:value-type="float" office:value="-0.02066647597254">
            <text:p>-0.020666476</text:p>
          </table:table-cell>
          <table:table-cell office:value-type="float" office:value="0.925948605974508">
            <text:p>0.925948606</text:p>
          </table:table-cell>
          <table:table-cell office:value-type="float" office:value="0.88348164232843">
            <text:p>0.8834816423</text:p>
          </table:table-cell>
          <table:table-cell office:value-type="float" office:value="0.928504456425192">
            <text:p>0.9285044564</text:p>
          </table:table-cell>
          <table:table-cell office:value-type="float" office:value="-32.020537404208">
            <text:p>-32.0205374042</text:p>
          </table:table-cell>
          <table:table-cell office:value-type="float" office:value="-20.0766335438083">
            <text:p>-20.0766335438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5968">
            <text:p>5968</text:p>
          </table:table-cell>
          <table:table-cell office:value-type="float" office:value="13840">
            <text:p>13840</text:p>
          </table:table-cell>
          <table:table-cell office:value-type="float" office:value="24090">
            <text:p>2409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  <table:table-cell office:value-type="float" office:value="-802.5">
            <text:p>-802.5</text:p>
          </table:table-cell>
          <table:table-cell office:value-type="float" office:value="0">
            <text:p>0</text:p>
          </table:table-cell>
          <table:table-cell office:value-type="float" office:value="-0.065028901734104">
            <text:p>-0.0650289017</text:p>
          </table:table-cell>
          <table:table-cell office:value-type="float" office:value="-0.0333125778331258">
            <text:p>-0.0333125778</text:p>
          </table:table-cell>
          <table:table-cell office:value-type="float" office:value="1">
            <text:p>1</text:p>
          </table:table-cell>
          <table:table-cell office:value-type="float" office:value="0.780687209729694">
            <text:p>0.7806872097</text:p>
          </table:table-cell>
          <table:table-cell office:value-type="float" office:value="0.88558104415416">
            <text:p>0.8855810442</text:p>
          </table:table-cell>
          <table:table-cell office:value-type="float" office:value="0">
            <text:p>0</text:p>
          </table:table-cell>
          <table:table-cell office:value-type="float" office:value="-10.3086060971696">
            <text:p>-10.3086060972</text:p>
          </table:table-cell>
          <table:table-cell office:value-type="float" office:value="-20.4588408958219">
            <text:p>-20.458840895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7856">
            <text:p>7856</text:p>
          </table:table-cell>
          <table:table-cell office:value-type="float" office:value="14427">
            <text:p>14427</text:p>
          </table:table-cell>
          <table:table-cell office:value-type="float" office:value="24045">
            <text:p>24045</text:p>
          </table:table-cell>
          <table:table-cell office:value-type="float" office:value="-289.75">
            <text:p>-289.75</text:p>
          </table:table-cell>
          <table:table-cell office:value-type="float" office:value="-461.25">
            <text:p>-461.25</text:p>
          </table:table-cell>
          <table:table-cell office:value-type="float" office:value="-768.75">
            <text:p>-768.75</text:p>
          </table:table-cell>
          <table:table-cell office:value-type="float" office:value="-0.0368826374745417">
            <text:p>-0.0368826375</text:p>
          </table:table-cell>
          <table:table-cell table:number-columns-repeated="2" office:value-type="float" office:value="-0.0319713038053649">
            <text:p>-0.0319713038</text:p>
          </table:table-cell>
          <table:table-cell office:value-type="float" office:value="0.873577013575378">
            <text:p>0.8735770136</text:p>
          </table:table-cell>
          <table:table-cell table:number-columns-repeated="2" office:value-type="float" office:value="0.890103878644572">
            <text:p>0.8901038786</text:p>
          </table:table-cell>
          <table:table-cell office:value-type="float" office:value="-18.4445749971054">
            <text:p>-18.4445749971</text:p>
          </table:table-cell>
          <table:table-cell table:number-columns-repeated="2" office:value-type="float" office:value="-21.3318408674665">
            <text:p>-21.331840867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9120">
            <text:p>9120</text:p>
          </table:table-cell>
          <table:table-cell office:value-type="float" office:value="15330">
            <text:p>15330</text:p>
          </table:table-cell>
          <table:table-cell office:value-type="float" office:value="25635">
            <text:p>25635</text:p>
          </table:table-cell>
          <table:table-cell office:value-type="float" office:value="-229.375">
            <text:p>-229.375</text:p>
          </table:table-cell>
          <table:table-cell office:value-type="float" office:value="-963.375">
            <text:p>-963.375</text:p>
          </table:table-cell>
          <table:table-cell office:value-type="float" office:value="-931.875">
            <text:p>-931.875</text:p>
          </table:table-cell>
          <table:table-cell office:value-type="float" office:value="-0.0251507675438596">
            <text:p>-0.0251507675</text:p>
          </table:table-cell>
          <table:table-cell office:value-type="float" office:value="-0.0628424657534247">
            <text:p>-0.0628424658</text:p>
          </table:table-cell>
          <table:table-cell office:value-type="float" office:value="-0.0363516676418958">
            <text:p>-0.0363516676</text:p>
          </table:table-cell>
          <table:table-cell office:value-type="float" office:value="0.91321213336826">
            <text:p>0.9132121334</text:p>
          </table:table-cell>
          <table:table-cell office:value-type="float" office:value="0.787791753846876">
            <text:p>0.7877917538</text:p>
          </table:table-cell>
          <table:table-cell office:value-type="float" office:value="0.875359192984444">
            <text:p>0.875359193</text:p>
          </table:table-cell>
          <table:table-cell office:value-type="float" office:value="-27.2116380728477">
            <text:p>-27.2116380728</text:p>
          </table:table-cell>
          <table:table-cell office:value-type="float" office:value="-10.6795946651728">
            <text:p>-10.6795946652</text:p>
          </table:table-cell>
          <table:table-cell office:value-type="float" office:value="-18.719111034175">
            <text:p>-18.719111034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2042">
            <text:p>2042</text:p>
          </table:table-cell>
          <table:table-cell office:value-type="float" office:value="8032">
            <text:p>8032</text:p>
          </table:table-cell>
          <table:table-cell office:value-type="float" office:value="14160">
            <text:p>14160</text:p>
          </table:table-cell>
          <table:table-cell office:value-type="float" office:value="24855">
            <text:p>24855</text:p>
          </table:table-cell>
          <table:table-cell office:value-type="float" office:value="-172">
            <text:p>-172</text:p>
          </table:table-cell>
          <table:table-cell office:value-type="float" office:value="-99.75">
            <text:p>-99.75</text:p>
          </table:table-cell>
          <table:table-cell office:value-type="float" office:value="-958.125">
            <text:p>-958.125</text:p>
          </table:table-cell>
          <table:table-cell office:value-type="float" office:value="-0.0214143426294821">
            <text:p>-0.0214143426</text:p>
          </table:table-cell>
          <table:table-cell office:value-type="float" office:value="-0.00704449152542373">
            <text:p>-0.0070444915</text:p>
          </table:table-cell>
          <table:table-cell office:value-type="float" office:value="-0.0385485817742909">
            <text:p>-0.0385485818</text:p>
          </table:table-cell>
          <table:table-cell office:value-type="float" office:value="0.925948605974508">
            <text:p>0.925948606</text:p>
          </table:table-cell>
          <table:table-cell office:value-type="float" office:value="0.975441544388286">
            <text:p>0.9754415444</text:p>
          </table:table-cell>
          <table:table-cell office:value-type="float" office:value="0.867992510377328">
            <text:p>0.8679925104</text:p>
          </table:table-cell>
          <table:table-cell office:value-type="float" office:value="-32.020537404208">
            <text:p>-32.0205374042</text:p>
          </table:table-cell>
          <table:table-cell office:value-type="float" office:value="0">
            <text:p>0</text:p>
          </table:table-cell>
          <table:table-cell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65">
            <text:p>965</text:p>
          </table:table-cell>
          <table:table-cell office:value-type="float" office:value="2001">
            <text:p>2001</text:p>
          </table:table-cell>
          <table:table-cell office:value-type="float" office:value="5968">
            <text:p>5968</text:p>
          </table:table-cell>
          <table:table-cell office:value-type="float" office:value="13840">
            <text:p>13840</text:p>
          </table:table-cell>
          <table:table-cell office:value-type="float" office:value="24210">
            <text:p>24210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-530.625">
            <text:p>-530.625</text:p>
          </table:table-cell>
          <table:table-cell office:value-type="float" office:value="0">
            <text:p>0</text:p>
          </table:table-cell>
          <table:table-cell office:value-type="float" office:value="0.0363439306358381">
            <text:p>0.0363439306</text:p>
          </table:table-cell>
          <table:table-cell office:value-type="float" office:value="-0.0219175960346964">
            <text:p>-0.021917596</text:p>
          </table:table-cell>
          <table:table-cell office:value-type="float" office:value="1">
            <text:p>1</text:p>
          </table:table-cell>
          <table:table-cell office:value-type="float" office:value="1.1297926845618">
            <text:p>1.1297926846</text:p>
          </table:table-cell>
          <table:table-cell office:value-type="float" office:value="0.924229960669805">
            <text:p>0.9242299607</text:p>
          </table:table-cell>
          <table:table-cell office:value-type="float" office:value="0">
            <text:p>0</text:p>
          </table:table-cell>
          <table:table-cell office:value-type="float" office:value="19.4163942369705">
            <text:p>19.416394237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895">
            <text:p>1895</text:p>
          </table:table-cell>
          <table:table-cell office:value-type="float" office:value="7856">
            <text:p>7856</text:p>
          </table:table-cell>
          <table:table-cell office:value-type="float" office:value="13230">
            <text:p>13230</text:p>
          </table:table-cell>
          <table:table-cell office:value-type="float" office:value="23865">
            <text:p>23865</text:p>
          </table:table-cell>
          <table:table-cell office:value-type="float" office:value="99.625">
            <text:p>99.625</text:p>
          </table:table-cell>
          <table:table-cell office:value-type="float" office:value="-28">
            <text:p>-28</text:p>
          </table:table-cell>
          <table:table-cell office:value-type="float" office:value="-433.125">
            <text:p>-433.125</text:p>
          </table:table-cell>
          <table:table-cell office:value-type="float" office:value="0.0126813900203666">
            <text:p>0.01268139</text:p>
          </table:table-cell>
          <table:table-cell office:value-type="float" office:value="-0.00211640211640212">
            <text:p>-0.0021164021</text:p>
          </table:table-cell>
          <table:table-cell office:value-type="float" office:value="-0.0181489629164048">
            <text:p>-0.0181489629</text:p>
          </table:table-cell>
          <table:table-cell office:value-type="float" office:value="1.04470006767087">
            <text:p>1.0447000677</text:p>
          </table:table-cell>
          <table:table-cell office:value-type="float" office:value="0.992601371742112">
            <text:p>0.9926013717</text:p>
          </table:table-cell>
          <table:table-cell office:value-type="float" office:value="0.937124224108268">
            <text:p>0.93712422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3">
            <text:p>733</text:p>
          </table:table-cell>
          <table:table-cell office:value-type="float" office:value="1748">
            <text:p>1748</text:p>
          </table:table-cell>
          <table:table-cell office:value-type="float" office:value="8032">
            <text:p>8032</text:p>
          </table:table-cell>
          <table:table-cell office:value-type="float" office:value="12540">
            <text:p>12540</text:p>
          </table:table-cell>
          <table:table-cell office:value-type="float" office:value="20970">
            <text:p>20970</text:p>
          </table:table-cell>
          <table:table-cell office:value-type="float" office:value="-172">
            <text:p>-172</text:p>
          </table:table-cell>
          <table:table-cell office:value-type="float" office:value="-289.125">
            <text:p>-289.125</text:p>
          </table:table-cell>
          <table:table-cell office:value-type="float" office:value="-549.375">
            <text:p>-549.375</text:p>
          </table:table-cell>
          <table:table-cell office:value-type="float" office:value="-0.0214143426294821">
            <text:p>-0.0214143426</text:p>
          </table:table-cell>
          <table:table-cell office:value-type="float" office:value="-0.0230562200956938">
            <text:p>-0.0230562201</text:p>
          </table:table-cell>
          <table:table-cell office:value-type="float" office:value="-0.0261981402002861">
            <text:p>-0.0261981402</text:p>
          </table:table-cell>
          <table:table-cell office:value-type="float" office:value="0.925948605974508">
            <text:p>0.925948606</text:p>
          </table:table-cell>
          <table:table-cell office:value-type="float" office:value="0.92034514466387">
            <text:p>0.9203451447</text:p>
          </table:table-cell>
          <table:table-cell office:value-type="float" office:value="0.909651740696908">
            <text:p>0.9096517407</text:p>
          </table:table-cell>
          <table:table-cell office:value-type="float" office:value="-32.020537404208">
            <text:p>-32.0205374042</text:p>
          </table:table-cell>
          <table:table-cell office:value-type="float" office:value="-29.7154275810769">
            <text:p>-29.7154275811</text:p>
          </table:table-cell>
          <table:table-cell office:value-type="float" office:value="-26.1097703513895">
            <text:p>-26.109770351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5968">
            <text:p>5968</text:p>
          </table:table-cell>
          <table:table-cell office:value-type="float" office:value="12189">
            <text:p>12189</text:p>
          </table:table-cell>
          <table:table-cell office:value-type="float" office:value="19824">
            <text:p>19824</text:p>
          </table:table-cell>
          <table:table-cell office:value-type="float" office:value="0">
            <text:p>0</text:p>
          </table:table-cell>
          <table:table-cell office:value-type="float" office:value="-170">
            <text:p>-170</text:p>
          </table:table-cell>
          <table:table-cell office:value-type="float" office:value="-229.125">
            <text:p>-229.125</text:p>
          </table:table-cell>
          <table:table-cell office:value-type="float" office:value="0">
            <text:p>0</text:p>
          </table:table-cell>
          <table:table-cell office:value-type="float" office:value="-0.0139470013947001">
            <text:p>-0.0139470014</text:p>
          </table:table-cell>
          <table:table-cell office:value-type="float" office:value="-0.0115579600484261">
            <text:p>-0.01155796</text:p>
          </table:table-cell>
          <table:table-cell office:value-type="float" office:value="1">
            <text:p>1</text:p>
          </table:table-cell>
          <table:table-cell office:value-type="float" office:value="0.951566752060441">
            <text:p>0.9515667521</text:p>
          </table:table-cell>
          <table:table-cell office:value-type="float" office:value="0.959808969253851">
            <text:p>0.95980896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997">
            <text:p>997</text:p>
          </table:table-cell>
          <table:table-cell office:value-type="float" office:value="7856">
            <text:p>7856</text:p>
          </table:table-cell>
          <table:table-cell office:value-type="float" office:value="13136">
            <text:p>13136</text:p>
          </table:table-cell>
          <table:table-cell office:value-type="float" office:value="20622">
            <text:p>20622</text:p>
          </table:table-cell>
          <table:table-cell office:value-type="float" office:value="-63.875">
            <text:p>-63.875</text:p>
          </table:table-cell>
          <table:table-cell office:value-type="float" office:value="-189.875">
            <text:p>-189.875</text:p>
          </table:table-cell>
          <table:table-cell office:value-type="float" office:value="285.5">
            <text:p>285.5</text:p>
          </table:table-cell>
          <table:table-cell office:value-type="float" office:value="-0.00813072810590631">
            <text:p>-0.0081307281</text:p>
          </table:table-cell>
          <table:table-cell office:value-type="float" office:value="-0.0144545523751523">
            <text:p>-0.0144545524</text:p>
          </table:table-cell>
          <table:table-cell office:value-type="float" office:value="0.0138444379788575">
            <text:p>0.013844438</text:p>
          </table:table-cell>
          <table:table-cell office:value-type="float" office:value="0.971672024758811">
            <text:p>0.9716720248</text:p>
          </table:table-cell>
          <table:table-cell office:value-type="float" office:value="0.949818577492325">
            <text:p>0.9498185775</text:p>
          </table:table-cell>
          <table:table-cell office:value-type="float" office:value="1.04883120311338">
            <text:p>1.04883120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709">
            <text:p>1709</text:p>
          </table:table-cell>
          <table:table-cell office:value-type="float" office:value="9120">
            <text:p>9120</text:p>
          </table:table-cell>
          <table:table-cell office:value-type="float" office:value="14324">
            <text:p>14324</text:p>
          </table:table-cell>
          <table:table-cell office:value-type="float" office:value="22282">
            <text:p>22282</text:p>
          </table:table-cell>
          <table:table-cell office:value-type="float" office:value="-188.625">
            <text:p>-188.625</text:p>
          </table:table-cell>
          <table:table-cell office:value-type="float" office:value="-83.8333333333333">
            <text:p>-83.8333333333</text:p>
          </table:table-cell>
          <table:table-cell office:value-type="float" office:value="-355.875">
            <text:p>-355.875</text:p>
          </table:table-cell>
          <table:table-cell office:value-type="float" office:value="-0.0206825657894737">
            <text:p>-0.0206825658</text:p>
          </table:table-cell>
          <table:table-cell office:value-type="float" office:value="-0.00585264823606069">
            <text:p>-0.0058526482</text:p>
          </table:table-cell>
          <table:table-cell office:value-type="float" office:value="-0.0159714119019837">
            <text:p>-0.0159714119</text:p>
          </table:table-cell>
          <table:table-cell office:value-type="float" office:value="0.928449446051009">
            <text:p>0.9284494461</text:p>
          </table:table-cell>
          <table:table-cell office:value-type="float" office:value="0.979582868016883">
            <text:p>0.979582868</text:p>
          </table:table-cell>
          <table:table-cell office:value-type="float" office:value="0.944600026899417">
            <text:p>0.9446000269</text:p>
          </table:table-cell>
          <table:table-cell office:value-type="float" office:value="-33.1658164979501">
            <text:p>-33.1658164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2">
            <text:p>692</text:p>
          </table:table-cell>
          <table:table-cell office:value-type="float" office:value="1657">
            <text:p>1657</text:p>
          </table:table-cell>
          <table:table-cell office:value-type="float" office:value="692">
            <text:p>692</text:p>
          </table:table-cell>
          <table:table-cell office:value-type="float" office:value="7584">
            <text:p>7584</text:p>
          </table:table-cell>
          <table:table-cell office:value-type="float" office:value="12480">
            <text:p>12480</text:p>
          </table:table-cell>
          <table:table-cell office:value-type="float" office:value="21896">
            <text:p>21896</text:p>
          </table:table-cell>
          <table:table-cell office:value-type="float" office:value="-349">
            <text:p>-349</text:p>
          </table:table-cell>
          <table:table-cell office:value-type="float" office:value="-209.8">
            <text:p>-209.8</text:p>
          </table:table-cell>
          <table:table-cell office:value-type="float" office:value="38.375">
            <text:p>38.375</text:p>
          </table:table-cell>
          <table:table-cell office:value-type="float" office:value="-0.0460179324894515">
            <text:p>-0.0460179325</text:p>
          </table:table-cell>
          <table:table-cell office:value-type="float" office:value="-0.0168108974358974">
            <text:p>-0.0168108974</text:p>
          </table:table-cell>
          <table:table-cell office:value-type="float" office:value="0.00175260321519912">
            <text:p>0.0017526032</text:p>
          </table:table-cell>
          <table:table-cell office:value-type="float" office:value="0.843087830503703">
            <text:p>0.8430878305</text:p>
          </table:table-cell>
          <table:table-cell office:value-type="float" office:value="0.941715767268655">
            <text:p>0.9417157673</text:p>
          </table:table-cell>
          <table:table-cell office:value-type="float" office:value="1.00614013162454">
            <text:p>1.0061401316</text:p>
          </table:table-cell>
          <table:table-cell office:value-type="float" office:value="-14.7132503421135">
            <text:p>-14.71325034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614">
            <text:p>1614</text:p>
          </table:table-cell>
          <table:table-cell office:value-type="float" office:value="668">
            <text:p>668</text:p>
          </table:table-cell>
          <table:table-cell office:value-type="float" office:value="7700">
            <text:p>7700</text:p>
          </table:table-cell>
          <table:table-cell office:value-type="float" office:value="12671">
            <text:p>12671</text:p>
          </table:table-cell>
          <table:table-cell office:value-type="float" office:value="23528">
            <text:p>23528</text:p>
          </table:table-cell>
          <table:table-cell office:value-type="float" office:value="-379.857142857143">
            <text:p>-379.8571428571</text:p>
          </table:table-cell>
          <table:table-cell office:value-type="float" office:value="-493.833333333333">
            <text:p>-493.8333333333</text:p>
          </table:table-cell>
          <table:table-cell office:value-type="float" office:value="670.428571428571">
            <text:p>670.4285714286</text:p>
          </table:table-cell>
          <table:table-cell office:value-type="float" office:value="-0.0493320964749536">
            <text:p>-0.0493320965</text:p>
          </table:table-cell>
          <table:table-cell office:value-type="float" office:value="-0.0389735090626891">
            <text:p>-0.0389735091</text:p>
          </table:table-cell>
          <table:table-cell office:value-type="float" office:value="0.0284949239811532">
            <text:p>0.028494924</text:p>
          </table:table-cell>
          <table:table-cell office:value-type="float" office:value="0.832107627593186">
            <text:p>0.8321076276</text:p>
          </table:table-cell>
          <table:table-cell office:value-type="float" office:value="0.866569829721561">
            <text:p>0.8665698297</text:p>
          </table:table-cell>
          <table:table-cell office:value-type="float" office:value="1.10132367689171">
            <text:p>1.1013236769</text:p>
          </table:table-cell>
          <table:table-cell office:value-type="float" office:value="-13.7011372701756">
            <text:p>-13.7011372702</text:p>
          </table:table-cell>
          <table:table-cell office:value-type="float" office:value="-17.4362154636004">
            <text:p>-17.4362154636</text:p>
          </table:table-cell>
          <table:table-cell office:value-type="float" office:value="24.6702368758968">
            <text:p>24.6702368759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68">
            <text:p>668</text:p>
          </table:table-cell>
          <table:table-cell office:value-type="float" office:value="1591">
            <text:p>1591</text:p>
          </table:table-cell>
          <table:table-cell office:value-type="float" office:value="668">
            <text:p>668</text:p>
          </table:table-cell>
          <table:table-cell office:value-type="float" office:value="7510">
            <text:p>7510</text:p>
          </table:table-cell>
          <table:table-cell office:value-type="float" office:value="12453">
            <text:p>12453</text:p>
          </table:table-cell>
          <table:table-cell office:value-type="float" office:value="21627">
            <text:p>21627</text:p>
          </table:table-cell>
          <table:table-cell table:number-columns-repeated="2" office:value-type="float" office:value="0">
            <text:p>0</text:p>
          </table:table-cell>
          <table:table-cell office:value-type="float" office:value="113.5">
            <text:p>113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24806954270125">
            <text:p>0.005248069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1.01842222617795">
            <text:p>1.0184222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4">
            <text:p>4</text:p>
          </table:table-cell>
          <table:table-cell office:value-type="float" office:value="502">
            <text:p>502</text:p>
          </table:table-cell>
          <table:table-cell office:value-type="float" office:value="1398">
            <text:p>1398</text:p>
          </table:table-cell>
          <table:table-cell office:value-type="float" office:value="502">
            <text:p>502</text:p>
          </table:table-cell>
          <table:table-cell office:value-type="float" office:value="6804">
            <text:p>6804</text:p>
          </table:table-cell>
          <table:table-cell office:value-type="float" office:value="11448">
            <text:p>11448</text:p>
          </table:table-cell>
          <table:table-cell office:value-type="float" office:value="19505">
            <text:p>19505</text:p>
          </table:table-cell>
          <table:table-cell office:value-type="float" office:value="-722.2">
            <text:p>-722.2</text:p>
          </table:table-cell>
          <table:table-cell office:value-type="float" office:value="-430.2">
            <text:p>-430.2</text:p>
          </table:table-cell>
          <table:table-cell office:value-type="float" office:value="-401">
            <text:p>-401</text:p>
          </table:table-cell>
          <table:table-cell office:value-type="float" office:value="-0.106143445032334">
            <text:p>-0.106143445</text:p>
          </table:table-cell>
          <table:table-cell office:value-type="float" office:value="-0.0375786163522013">
            <text:p>-0.0375786164</text:p>
          </table:table-cell>
          <table:table-cell office:value-type="float" office:value="-0.0205588310689567">
            <text:p>-0.0205588311</text:p>
          </table:table-cell>
          <table:table-cell office:value-type="float" office:value="0.650580146996562">
            <text:p>0.650580147</text:p>
          </table:table-cell>
          <table:table-cell office:value-type="float" office:value="0.87124266148491">
            <text:p>0.8712426615</text:p>
          </table:table-cell>
          <table:table-cell office:value-type="float" office:value="0.928872515707099">
            <text:p>0.9288725157</text:p>
          </table:table-cell>
          <table:table-cell office:value-type="float" office:value="-6.17723346840624">
            <text:p>-6.1772334684</text:p>
          </table:table-cell>
          <table:table-cell office:value-type="float" office:value="-18.0964695179719">
            <text:p>-18.096469518</text:p>
          </table:table-cell>
          <table:table-cell office:value-type="float" office:value="-33.3675276559158">
            <text:p>-33.367527655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73">
            <text:p>373</text:p>
          </table:table-cell>
          <table:table-cell office:value-type="float" office:value="717">
            <text:p>717</text:p>
          </table:table-cell>
          <table:table-cell office:value-type="float" office:value="373">
            <text:p>373</text:p>
          </table:table-cell>
          <table:table-cell office:value-type="float" office:value="6061">
            <text:p>6061</text:p>
          </table:table-cell>
          <table:table-cell office:value-type="float" office:value="10614">
            <text:p>10614</text:p>
          </table:table-cell>
          <table:table-cell office:value-type="float" office:value="20005">
            <text:p>20005</text:p>
          </table:table-cell>
          <table:table-cell office:value-type="float" office:value="-380.75">
            <text:p>-380.75</text:p>
          </table:table-cell>
          <table:table-cell office:value-type="float" office:value="-667">
            <text:p>-667</text:p>
          </table:table-cell>
          <table:table-cell office:value-type="float" office:value="0">
            <text:p>0</text:p>
          </table:table-cell>
          <table:table-cell office:value-type="float" office:value="-0.0628196667216631">
            <text:p>-0.0628196667</text:p>
          </table:table-cell>
          <table:table-cell office:value-type="float" office:value="-0.0628415300546448">
            <text:p>-0.0628415301</text:p>
          </table:table-cell>
          <table:table-cell office:value-type="float" office:value="0">
            <text:p>0</text:p>
          </table:table-cell>
          <table:table-cell office:value-type="float" office:value="0.78786593510714">
            <text:p>0.7878659351</text:p>
          </table:table-cell>
          <table:table-cell office:value-type="float" office:value="0.787794798291977">
            <text:p>0.7877947983</text:p>
          </table:table-cell>
          <table:table-cell office:value-type="float" office:value="1.09">
            <text:p>1.09</text:p>
          </table:table-cell>
          <table:table-cell office:value-type="float" office:value="-10.6835991385711">
            <text:p>-10.6835991386</text:p>
          </table:table-cell>
          <table:table-cell office:value-type="float" office:value="-10.6797589562604">
            <text:p>-10.6797589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91">
            <text:p>491</text:p>
          </table:table-cell>
          <table:table-cell office:value-type="float" office:value="5599">
            <text:p>5599</text:p>
          </table:table-cell>
          <table:table-cell office:value-type="float" office:value="10117">
            <text:p>10117</text:p>
          </table:table-cell>
          <table:table-cell office:value-type="float" office:value="20518">
            <text:p>20518</text:p>
          </table:table-cell>
          <table:table-cell table:number-columns-repeated="6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5">
            <text:p>5</text:p>
          </table:table-cell>
          <table:table-cell office:value-type="float" office:value="570">
            <text:p>570</text:p>
          </table:table-cell>
          <table:table-cell office:value-type="float" office:value="885">
            <text:p>885</text:p>
          </table:table-cell>
          <table:table-cell office:value-type="float" office:value="570">
            <text:p>570</text:p>
          </table:table-cell>
          <table:table-cell office:value-type="float" office:value="5172">
            <text:p>5172</text:p>
          </table:table-cell>
          <table:table-cell office:value-type="float" office:value="9658">
            <text:p>9658</text:p>
          </table:table-cell>
          <table:table-cell office:value-type="float" office:value="21044">
            <text:p>21044</text:p>
          </table:table-cell>
          <table:table-cell table:number-columns-repeated="6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4.5">
            <text:p>204.5</text:p>
          </table:table-cell>
          <table:table-cell office:value-type="float" office:value="8661">
            <text:p>8661</text:p>
          </table:table-cell>
          <table:table-cell office:value-type="float" office:value="22830.75">
            <text:p>22830.75</text:p>
          </table:table-cell>
          <table:table-cell office:value-type="float" office:value="13.6575">
            <text:p>13.6575</text:p>
          </table:table-cell>
          <table:table-cell table:number-columns-repeated="3" office:value-type="float" office:value="5">
            <text:p>5</text:p>
          </table:table-cell>
          <table:table-cell office:value-type="float" office:value="644">
            <text:p>644</text:p>
          </table:table-cell>
          <table:table-cell office:value-type="float" office:value="1416">
            <text:p>1416</text:p>
          </table:table-cell>
          <table:table-cell office:value-type="float" office:value="644">
            <text:p>644</text:p>
          </table:table-cell>
          <table:table-cell office:value-type="float" office:value="4777">
            <text:p>4777</text:p>
          </table:table-cell>
          <table:table-cell office:value-type="float" office:value="9182">
            <text:p>9182</text:p>
          </table:table-cell>
          <table:table-cell office:value-type="float" office:value="21583">
            <text:p>21583</text:p>
          </table:table-cell>
          <table:table-cell table:number-columns-repeated="6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0.333333333333">
            <text:p>200.3333333333</text:p>
          </table:table-cell>
          <table:table-cell office:value-type="float" office:value="8565.66666666667">
            <text:p>8565.6666666667</text:p>
          </table:table-cell>
          <table:table-cell office:value-type="float" office:value="20220.3333333333">
            <text:p>20220.3333333333</text:p>
          </table:table-cell>
          <table:table-cell office:value-type="float" office:value="13.2033333333333">
            <text:p>13.20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92">
            <text:p>692</text:p>
          </table:table-cell>
          <table:table-cell office:value-type="float" office:value="4413">
            <text:p>4413</text:p>
          </table:table-cell>
          <table:table-cell office:value-type="float" office:value="8885">
            <text:p>8885</text:p>
          </table:table-cell>
          <table:table-cell office:value-type="float" office:value="22136">
            <text:p>22136</text:p>
          </table:table-cell>
          <table:table-cell table:number-columns-repeated="6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1.09">
            <text:p>1.09</text:p>
          </table:table-cell>
          <table:table-cell office:value-type="float" office:value="-8">
            <text:p>-8</text:p>
          </table:table-cell>
          <table:table-cell office:value-type="float" office:value="-27">
            <text:p>-2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.8">
            <text:p>28.8</text:p>
          </table:table-cell>
          <table:table-cell office:value-type="float" office:value="35.3">
            <text:p>35.3</text:p>
          </table:table-cell>
          <table:table-cell office:value-type="float" office:value="49.7">
            <text:p>49.7</text:p>
          </table:table-cell>
          <table:table-cell office:value-type="float" office:value="27930">
            <text:p>27930</text:p>
          </table:table-cell>
          <table:table-cell office:value-type="float" office:value="28191">
            <text:p>28191</text:p>
          </table:table-cell>
          <table:table-cell office:value-type="float" office:value="29025">
            <text:p>290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9:04.13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258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28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97">
                <text:p>1949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3023">
                <text:p>13023</text:p>
              </table:table-cell>
              <table:table-cell office:value-type="float" office:value="22174">
                <text:p>2217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258">
                <text:p>14258</text:p>
              </table:table-cell>
              <table:table-cell office:value-type="float" office:value="23943">
                <text:p>2394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4115">
                <text:p>14115</text:p>
              </table:table-cell>
              <table:table-cell office:value-type="float" office:value="23717">
                <text:p>237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502">
                <text:p>14502</text:p>
              </table:table-cell>
              <table:table-cell office:value-type="float" office:value="23079">
                <text:p>2307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250">
                <text:p>16250</text:p>
              </table:table-cell>
              <table:table-cell office:value-type="float" office:value="23065">
                <text:p>2306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480">
                <text:p>17480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307">
                <text:p>11307</text:p>
              </table:table-cell>
              <table:table-cell office:value-type="float" office:value="16940">
                <text:p>16940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890">
                <text:p>12890</text:p>
              </table:table-cell>
              <table:table-cell office:value-type="float" office:value="17218">
                <text:p>17218</text:p>
              </table:table-cell>
              <table:table-cell office:value-type="float" office:value="28408">
                <text:p>2840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090">
                <text:p>14090</text:p>
              </table:table-cell>
              <table:table-cell office:value-type="float" office:value="18358">
                <text:p>18358</text:p>
              </table:table-cell>
              <table:table-cell office:value-type="float" office:value="29104">
                <text:p>29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700">
                <text:p>13700</text:p>
              </table:table-cell>
              <table:table-cell office:value-type="float" office:value="18910">
                <text:p>18910</text:p>
              </table:table-cell>
              <table:table-cell office:value-type="float" office:value="27128">
                <text:p>2712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510">
                <text:p>13510</text:p>
              </table:table-cell>
              <table:table-cell office:value-type="float" office:value="19574">
                <text:p>19574</text:p>
              </table:table-cell>
              <table:table-cell office:value-type="float" office:value="26551">
                <text:p>2655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610">
                <text:p>13610</text:p>
              </table:table-cell>
              <table:table-cell office:value-type="float" office:value="21130">
                <text:p>21130</text:p>
              </table:table-cell>
              <table:table-cell office:value-type="float" office:value="29241">
                <text:p>2924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392">
                <text:p>14392</text:p>
              </table:table-cell>
              <table:table-cell office:value-type="float" office:value="21328">
                <text:p>21328</text:p>
              </table:table-cell>
              <table:table-cell office:value-type="float" office:value="30652">
                <text:p>3065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905">
                <text:p>14905</text:p>
              </table:table-cell>
              <table:table-cell office:value-type="float" office:value="19930">
                <text:p>19930</text:p>
              </table:table-cell>
              <table:table-cell office:value-type="float" office:value="32693">
                <text:p>3269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486">
                <text:p>15486</text:p>
              </table:table-cell>
              <table:table-cell office:value-type="float" office:value="21719">
                <text:p>21719</text:p>
              </table:table-cell>
              <table:table-cell office:value-type="float" office:value="36473">
                <text:p>3647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00">
                <text:p>16600</text:p>
              </table:table-cell>
              <table:table-cell office:value-type="float" office:value="23014">
                <text:p>23014</text:p>
              </table:table-cell>
              <table:table-cell office:value-type="float" office:value="38708">
                <text:p>3870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28">
                <text:p>16828</text:p>
              </table:table-cell>
              <table:table-cell office:value-type="float" office:value="23118">
                <text:p>23118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2">
                <text:p>15892</text:p>
              </table:table-cell>
              <table:table-cell office:value-type="float" office:value="24366">
                <text:p>24366</text:p>
              </table:table-cell>
              <table:table-cell office:value-type="float" office:value="40709">
                <text:p>4070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646">
                <text:p>14646</text:p>
              </table:table-cell>
              <table:table-cell office:value-type="float" office:value="25878">
                <text:p>25878</text:p>
              </table:table-cell>
              <table:table-cell office:value-type="float" office:value="41997">
                <text:p>4199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0">
                <text:p>16360</text:p>
              </table:table-cell>
              <table:table-cell office:value-type="float" office:value="27758">
                <text:p>27758</text:p>
              </table:table-cell>
              <table:table-cell office:value-type="float" office:value="44281">
                <text:p>4428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90">
                <text:p>17390</text:p>
              </table:table-cell>
              <table:table-cell office:value-type="float" office:value="28670">
                <text:p>28670</text:p>
              </table:table-cell>
              <table:table-cell office:value-type="float" office:value="47423">
                <text:p>4742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224">
                <text:p>18224</text:p>
              </table:table-cell>
              <table:table-cell office:value-type="float" office:value="30319">
                <text:p>30319</text:p>
              </table:table-cell>
              <table:table-cell office:value-type="float" office:value="50635">
                <text:p>5063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271">
                <text:p>20271</text:p>
              </table:table-cell>
              <table:table-cell office:value-type="float" office:value="29848">
                <text:p>29848</text:p>
              </table:table-cell>
              <table:table-cell office:value-type="float" office:value="49738">
                <text:p>4973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224">
                <text:p>21224</text:p>
              </table:table-cell>
              <table:table-cell office:value-type="float" office:value="31711">
                <text:p>31711</text:p>
              </table:table-cell>
              <table:table-cell office:value-type="float" office:value="47671">
                <text:p>47671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610">
                <text:p>33610</text:p>
              </table:table-cell>
              <table:table-cell office:value-type="float" office:value="48211">
                <text:p>4821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4478">
                <text:p>34478</text:p>
              </table:table-cell>
              <table:table-cell office:value-type="float" office:value="48682">
                <text:p>4868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334">
                <text:p>34334</text:p>
              </table:table-cell>
              <table:table-cell office:value-type="float" office:value="48024">
                <text:p>4802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346">
                <text:p>33346</text:p>
              </table:table-cell>
              <table:table-cell office:value-type="float" office:value="50593">
                <text:p>50593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3702">
                <text:p>33702</text:p>
              </table:table-cell>
              <table:table-cell office:value-type="float" office:value="52191">
                <text:p>5219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4991">
                <text:p>34991</text:p>
              </table:table-cell>
              <table:table-cell office:value-type="float" office:value="50439">
                <text:p>5043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265">
                <text:p>26265</text:p>
              </table:table-cell>
              <table:table-cell office:value-type="float" office:value="34050">
                <text:p>34050</text:p>
              </table:table-cell>
              <table:table-cell office:value-type="float" office:value="47355">
                <text:p>4735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530">
                <text:p>24530</text:p>
              </table:table-cell>
              <table:table-cell office:value-type="float" office:value="32368">
                <text:p>32368</text:p>
              </table:table-cell>
              <table:table-cell office:value-type="float" office:value="48858">
                <text:p>4885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045">
                <text:p>25045</text:p>
              </table:table-cell>
              <table:table-cell office:value-type="float" office:value="33035">
                <text:p>33035</text:p>
              </table:table-cell>
              <table:table-cell office:value-type="float" office:value="51153">
                <text:p>5115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3897">
                <text:p>33897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796">
                <text:p>33796</text:p>
              </table:table-cell>
              <table:table-cell office:value-type="float" office:value="49650">
                <text:p>4965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575">
                <text:p>34575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6318">
                <text:p>36318</text:p>
              </table:table-cell>
              <table:table-cell office:value-type="float" office:value="52283">
                <text:p>52283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690">
                <text:p>34690</text:p>
              </table:table-cell>
              <table:table-cell office:value-type="float" office:value="51689">
                <text:p>51689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920">
                <text:p>34920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798">
                <text:p>35798</text:p>
              </table:table-cell>
              <table:table-cell office:value-type="float" office:value="52065">
                <text:p>5206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772">
                <text:p>36772</text:p>
              </table:table-cell>
              <table:table-cell office:value-type="float" office:value="52983">
                <text:p>5298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6652">
                <text:p>36652</text:p>
              </table:table-cell>
              <table:table-cell office:value-type="float" office:value="54385">
                <text:p>543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6290">
                <text:p>36290</text:p>
              </table:table-cell>
              <table:table-cell office:value-type="float" office:value="51301">
                <text:p>5130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5375">
                <text:p>35375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850">
                <text:p>35850</text:p>
              </table:table-cell>
              <table:table-cell office:value-type="float" office:value="51903">
                <text:p>5190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890">
                <text:p>23890</text:p>
              </table:table-cell>
              <table:table-cell office:value-type="float" office:value="35392">
                <text:p>35392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0301">
                <text:p>20301</text:p>
              </table:table-cell>
              <table:table-cell office:value-type="float" office:value="34942">
                <text:p>34942</text:p>
              </table:table-cell>
              <table:table-cell office:value-type="float" office:value="49661">
                <text:p>496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7715">
                <text:p>17715</text:p>
              </table:table-cell>
              <table:table-cell office:value-type="float" office:value="30442">
                <text:p>30442</text:p>
              </table:table-cell>
              <table:table-cell office:value-type="float" office:value="49692">
                <text:p>4969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2600">
                <text:p>12600</text:p>
              </table:table-cell>
              <table:table-cell office:value-type="float" office:value="29212">
                <text:p>29212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2492">
                <text:p>12492</text:p>
              </table:table-cell>
              <table:table-cell office:value-type="float" office:value="29344">
                <text:p>29344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184">
                <text:p>14184</text:p>
              </table:table-cell>
              <table:table-cell office:value-type="float" office:value="26631">
                <text:p>26631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5462">
                <text:p>15462</text:p>
              </table:table-cell>
              <table:table-cell office:value-type="float" office:value="25839">
                <text:p>25839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2600">
                <text:p>12600</text:p>
              </table:table-cell>
              <table:table-cell office:value-type="float" office:value="23622">
                <text:p>23622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2492">
                <text:p>12492</text:p>
              </table:table-cell>
              <table:table-cell office:value-type="float" office:value="22652">
                <text:p>22652</text:p>
              </table:table-cell>
              <table:table-cell office:value-type="float" office:value="40627">
                <text:p>4062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3744">
                <text:p>13744</text:p>
              </table:table-cell>
              <table:table-cell office:value-type="float" office:value="20411">
                <text:p>20411</text:p>
              </table:table-cell>
              <table:table-cell office:value-type="float" office:value="34529">
                <text:p>3452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200">
                <text:p>11200</text:p>
              </table:table-cell>
              <table:table-cell office:value-type="float" office:value="19580">
                <text:p>1958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9648">
                <text:p>9648</text:p>
              </table:table-cell>
              <table:table-cell office:value-type="float" office:value="17946">
                <text:p>17946</text:p>
              </table:table-cell>
              <table:table-cell office:value-type="float" office:value="29505">
                <text:p>2950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9792">
                <text:p>9792</text:p>
              </table:table-cell>
              <table:table-cell office:value-type="float" office:value="18009">
                <text:p>18009</text:p>
              </table:table-cell>
              <table:table-cell office:value-type="float" office:value="28770">
                <text:p>28770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1680">
                <text:p>11680</text:p>
              </table:table-cell>
              <table:table-cell office:value-type="float" office:value="18711">
                <text:p>18711</text:p>
              </table:table-cell>
              <table:table-cell office:value-type="float" office:value="30294">
                <text:p>3029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072">
                <text:p>11072</text:p>
              </table:table-cell>
              <table:table-cell office:value-type="float" office:value="17480">
                <text:p>17480</text:p>
              </table:table-cell>
              <table:table-cell office:value-type="float" office:value="33898">
                <text:p>3389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648">
                <text:p>9648</text:p>
              </table:table-cell>
              <table:table-cell office:value-type="float" office:value="16140">
                <text:p>16140</text:p>
              </table:table-cell>
              <table:table-cell office:value-type="float" office:value="32810">
                <text:p>3281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792">
                <text:p>9792</text:p>
              </table:table-cell>
              <table:table-cell office:value-type="float" office:value="16030">
                <text:p>16030</text:p>
              </table:table-cell>
              <table:table-cell office:value-type="float" office:value="29546">
                <text:p>2954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5393">
                <text:p>15393</text:p>
              </table:table-cell>
              <table:table-cell office:value-type="float" office:value="26220">
                <text:p>26220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3840">
                <text:p>13840</text:p>
              </table:table-cell>
              <table:table-cell office:value-type="float" office:value="24090">
                <text:p>24090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4427">
                <text:p>14427</text:p>
              </table:table-cell>
              <table:table-cell office:value-type="float" office:value="24045">
                <text:p>2404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9120">
                <text:p>9120</text:p>
              </table:table-cell>
              <table:table-cell office:value-type="float" office:value="15330">
                <text:p>15330</text:p>
              </table:table-cell>
              <table:table-cell office:value-type="float" office:value="25635">
                <text:p>25635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4160">
                <text:p>14160</text:p>
              </table:table-cell>
              <table:table-cell office:value-type="float" office:value="24855">
                <text:p>24855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3840">
                <text:p>13840</text:p>
              </table:table-cell>
              <table:table-cell office:value-type="float" office:value="24210">
                <text:p>24210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3230">
                <text:p>13230</text:p>
              </table:table-cell>
              <table:table-cell office:value-type="float" office:value="23865">
                <text:p>2386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2540">
                <text:p>12540</text:p>
              </table:table-cell>
              <table:table-cell office:value-type="float" office:value="20970">
                <text:p>20970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5968">
                <text:p>5968</text:p>
              </table:table-cell>
              <table:table-cell office:value-type="float" office:value="12189">
                <text:p>12189</text:p>
              </table:table-cell>
              <table:table-cell office:value-type="float" office:value="19824">
                <text:p>1982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7856">
                <text:p>7856</text:p>
              </table:table-cell>
              <table:table-cell office:value-type="float" office:value="13136">
                <text:p>13136</text:p>
              </table:table-cell>
              <table:table-cell office:value-type="float" office:value="20622">
                <text:p>2062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9120">
                <text:p>9120</text:p>
              </table:table-cell>
              <table:table-cell office:value-type="float" office:value="14324">
                <text:p>14324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7584">
                <text:p>7584</text:p>
              </table:table-cell>
              <table:table-cell office:value-type="float" office:value="12480">
                <text:p>12480</text:p>
              </table:table-cell>
              <table:table-cell office:value-type="float" office:value="21896">
                <text:p>21896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7700">
                <text:p>7700</text:p>
              </table:table-cell>
              <table:table-cell office:value-type="float" office:value="12671">
                <text:p>12671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510">
                <text:p>7510</text:p>
              </table:table-cell>
              <table:table-cell office:value-type="float" office:value="12453">
                <text:p>12453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804">
                <text:p>6804</text:p>
              </table:table-cell>
              <table:table-cell office:value-type="float" office:value="11448">
                <text:p>11448</text:p>
              </table:table-cell>
              <table:table-cell office:value-type="float" office:value="19505">
                <text:p>1950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6061">
                <text:p>6061</text:p>
              </table:table-cell>
              <table:table-cell office:value-type="float" office:value="10614">
                <text:p>10614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5599">
                <text:p>5599</text:p>
              </table:table-cell>
              <table:table-cell office:value-type="float" office:value="10117">
                <text:p>10117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5172">
                <text:p>5172</text:p>
              </table:table-cell>
              <table:table-cell office:value-type="float" office:value="9658">
                <text:p>9658</text:p>
              </table:table-cell>
              <table:table-cell office:value-type="float" office:value="21044">
                <text:p>2104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4777">
                <text:p>4777</text:p>
              </table:table-cell>
              <table:table-cell office:value-type="float" office:value="9182">
                <text:p>9182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4413">
                <text:p>4413</text:p>
              </table:table-cell>
              <table:table-cell office:value-type="float" office:value="8885">
                <text:p>8885</text:p>
              </table:table-cell>
              <table:table-cell office:value-type="float" office:value="22136">
                <text:p>22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59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565.66666666667">
                <text:p>8565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5cm" svg:y="1.404cm" svg:width="31.3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6575">
                <text:p>13.6575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3.2033333333333">
                <text:p>13.20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3cm" svg:y="1.352cm" svg:width="31.76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193537578538">
                <text:p>1.119353757853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85853104383">
                <text:p>1.148585310438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026623892475">
                <text:p>1.1302662389247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4715987585139">
                <text:p>1.1471598758513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531739041016">
                <text:p>1.0853173904101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49286513722">
                <text:p>1.114928651372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45372996">
                <text:p>1.124537299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424975862665">
                <text:p>1.1942497586266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5475056463885">
                <text:p>1.1547505646388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43022856405">
                <text:p>1.134302285640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112607005501">
                <text:p>1.1211260700550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564937719872">
                <text:p>1.08564937719872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6108604429405">
                <text:p>1.0610860442940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7333048120748">
                <text:p>1.1733304812074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9204711413401">
                <text:p>1.0920471141340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376056842381">
                <text:p>1.0837605684238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873402194308">
                <text:p>1.1087340219430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7786701906196">
                <text:p>1.1778670190619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047016917089">
                <text:p>1.1804701691708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079541737074">
                <text:p>1.1807954173707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9526546774696">
                <text:p>1.1952654677469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870048474438">
                <text:p>1.1787004847443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290107128479">
                <text:p>1.129010712847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672249838163">
                <text:p>1.167224983816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4310464132623">
                <text:p>1.1431046413262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119491616734">
                <text:p>1.1211949161673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268677467322">
                <text:p>1.0626867746732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5774646009971">
                <text:p>1.0577464600997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1699593375985">
                <text:p>0.99169959337598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77704328967447">
                <text:p>0.97770432896744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70882363134">
                <text:p>1.0547088236313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7103193427939">
                <text:p>1.0710319342793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0633303104007">
                <text:p>1.0063330310400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5312390972936">
                <text:p>1.0531239097293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190820275669">
                <text:p>1.0519082027566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95738493111807">
                <text:p>0.99573849311180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651240557834">
                <text:p>1.0165124055783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6194312283737">
                <text:p>0.97619431228373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8901776033636">
                <text:p>0.96890177603363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5949524940454">
                <text:p>0.98594952494045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1352812761006">
                <text:p>0.98135281276100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278609736672">
                <text:p>1.0427860973667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77654286362641">
                <text:p>0.977654286362641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39467829914645">
                <text:p>0.93946782991464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682840552361">
                <text:p>1.06682840552361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1544511773138">
                <text:p>1.0154451177313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821134305882706">
                <text:p>0.82113430588270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6117840735019">
                <text:p>1.0611784073501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10822083801">
                <text:p>1.06110822083801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1435656358586">
                <text:p>1.0143565635858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721080250381632">
                <text:p>0.72108025038163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33947010425531">
                <text:p>0.93394701042553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17782615037879">
                <text:p>0.917782615037879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723568503981325">
                <text:p>0.72356850398132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86921519002526">
                <text:p>0.8692151900252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713595512410559">
                <text:p>0.71359551241055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694777792023852">
                <text:p>0.69477779202385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723369997224567">
                <text:p>0.723369997224567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9680640879466">
                <text:p>0.9968064087946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57724691753294">
                <text:p>0.95772469175329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64564784855199">
                <text:p>0.964564784855199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91788919543497">
                <text:p>0.891788919543497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28504456425192">
                <text:p>0.92850445642519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24229960669805">
                <text:p>0.92422996066980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890103878644572">
                <text:p>0.89010387864457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8348164232843">
                <text:p>0.88348164232843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80687209729694">
                <text:p>0.780687209729694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90103878644572">
                <text:p>0.89010387864457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787791753846876">
                <text:p>0.78779175384687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75441544388286">
                <text:p>0.975441544388286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.1297926845618">
                <text:p>1.129792684561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992601371742112">
                <text:p>0.99260137174211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2034514466387">
                <text:p>0.92034514466387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951566752060441">
                <text:p>0.951566752060441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49818577492325">
                <text:p>0.94981857749232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79582868016883">
                <text:p>0.979582868016883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941715767268655">
                <text:p>0.941715767268655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866569829721561">
                <text:p>0.86656982972156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7124266148491">
                <text:p>0.87124266148491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787794798291977">
                <text:p>0.787794798291977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483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830.75">
                <text:p>22830.75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0220.3333333333">
                <text:p>20220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